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459">
      <style:drawing-page-properties draw:fill="bitmap" draw:fill-image-name="a458"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4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4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4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4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4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drawing-page" style:name="a775">
      <style:drawing-page-properties draw:fill="bitmap" draw:fill-image-name="a774"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5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5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5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5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5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781">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78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83">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e5e0df" style:text-line-through-type="none" style:text-line-through-style="none" style:text-line-through-width="auto" style:text-line-through-color="font-color" style:text-position="0% 100%" fo:font-family="Dubai" style:font-family-asian="Overpass"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e5e0df" style:text-line-through-type="none" style:text-line-through-style="none" style:text-line-through-width="auto" style:text-line-through-color="font-color" style:text-position="0% 100%" fo:font-family="Dubai" style:font-family-asian="Overpass"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6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6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6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79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91">
      <style:text-properties fo:font-variant="normal" fo:text-transform="none" fo:color="#e5e0d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793">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79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7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draw:fill="none" draw:stroke="non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8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8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8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9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00">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8">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style:language-complex="fa" fo:country="US"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style:language-complex="ar" fo:country="US"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d9d9d9"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style:language-complex="ar" fo:country="US"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d9d9d9"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0.35417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style:language-complex="ar" fo:country="US"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0.35417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d9d9d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d9d9d9"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125">
      <style:drawing-page-properties draw:fill="bitmap" draw:fill-image-name="a1124"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912">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3">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0">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4">
      <style:graphic-properties draw:fill="none" draw:stroke="non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144">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08">
      <style:drawing-page-properties draw:fill="bitmap" draw:fill-image-name="a30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33">
      <style:graphic-properties draw:fill="none" draw:stroke="non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1">
      <style:drawing-page-properties draw:fill="bitmap" draw:fill-image-name="a620"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2">
      <style:graphic-properties draw:fill="solid" draw:fill-color="#252222" draw:opacity="95%" draw:stroke="solid" svg:stroke-width="0.00833in" svg:stroke-color="#2b2828" svg:stroke-opacity="100%" draw:shadow="visible" draw:shadow-offset-x="0in" draw:shadow-offset-y="0.0625in" draw:shadow-color="#000000" draw:shadow-opacity="10%"/>
    </style:style>
    <style:style style:family="text" style:name="a62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bitmap" draw:fill-image-name="a114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graphic" style:name="a1153">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31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44444in" style:font-size-asian="0.44444in" style:font-size-complex="0.44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44444in" style:font-size-asian="0.44444in" style:font-size-complex="0.44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0">
      <style:drawing-page-properties draw:fill="bitmap" draw:fill-image-name="a93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943">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31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4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d9d9d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44444in" style:font-size-asian="0.44444in" style:font-size-complex="0.44444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25in" style:font-size-asian="0.25in" style:font-size-complex="0.25in" fo:letter-spacing="-0.01792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164">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66">
      <style:text-properties fo:font-variant="normal" fo:text-transform="none" fo:color="#f8faff" style:text-line-through-type="none" style:text-line-through-style="none" style:text-line-through-width="auto" style:text-line-through-color="font-color" style:text-position="0% 100%" fo:font-family="DeepSeek-CJK-patch"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67">
      <style:text-properties fo:font-variant="normal" fo:text-transform="none" fo:color="#f8faff" style:text-line-through-type="none" style:text-line-through-style="none" style:text-line-through-width="auto" style:text-line-through-color="font-color" style:text-position="0% 100%" fo:font-family="DeepSeek-CJK-patch"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68">
      <style:text-properties fo:font-variant="normal" fo:text-transform="none" fo:color="#f8faff" style:text-line-through-type="none" style:text-line-through-style="none" style:text-line-through-width="auto" style:text-line-through-color="font-color" style:text-position="0% 100%" fo:font-family="DeepSeek-CJK-patch"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8faff" style:text-line-through-type="none" style:text-line-through-style="none" style:text-line-through-width="auto" style:text-line-through-color="font-color" style:text-position="0% 100%" fo:font-family="DeepSeek-CJK-patch"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53">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954">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11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3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73">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74">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75">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76">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78">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179">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6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82">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83">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84">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6">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2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89">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drawing-page" style:name="a974">
      <style:drawing-page-properties draw:fill="bitmap" draw:fill-image-name="a973"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97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193">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5">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9">
      <style:drawing-page-properties draw:fill="bitmap" draw:fill-image-name="a1198"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6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9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9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9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9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99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7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69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8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39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0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draw:fill="none" draw:stroke="none"/>
    </style:style>
    <style:style style:family="text" style:name="a102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103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3">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4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83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5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5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9">
      <style:drawing-page-properties draw:fill="bitmap" draw:fill-image-name="a218"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4">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8faff"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106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6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6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85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2f2f2" style:text-line-through-type="none" style:text-line-through-style="none" style:text-line-through-width="auto" style:text-line-through-color="font-color" style:text-position="0% 100%" fo:font-family="B Nazani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draw:fill="none" draw:stroke="non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3">
      <style:drawing-page-properties draw:fill="bitmap" draw:fill-image-name="a542" style:repeat="stretch"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54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7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5">
      <style:drawing-page-properties draw:fill="bitmap" draw:fill-image-name="a864"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66">
      <style:graphic-properties draw:fill="solid" draw:fill-color="#252222" draw:opacity="95%" draw:stroke="solid" svg:stroke-width="0.00833in" svg:stroke-color="#2b2828" svg:stroke-opacity="100%" draw:shadow="visible" draw:shadow-offset-x="0in" draw:shadow-offset-y="0.05417in" draw:shadow-color="#000000" draw:shadow-opacity="10%"/>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2083in" style:font-size-asian="0.52083in" style:font-size-complex="0.52083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52083in" style:font-size-asian="0.52083in" style:font-size-complex="0.52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0.64583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8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5694in" style:font-size-asian="0.25694in" style:font-size-complex="0.25694in" fo:letter-spacing="-0.00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873">
      <style:paragraph-properties fo:line-height="0.31944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0.35417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5694in" style:font-size-asian="0.25694in" style:font-size-complex="0.25694in" fo:letter-spacing="-0.00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1">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2">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3">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4">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5">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7">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8">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0.31944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099">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883">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884">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0.35417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5694in" style:font-size-asian="0.25694in" style:font-size-complex="0.25694in" fo:letter-spacing="-0.00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6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6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6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6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0.31944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0.35417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5694in" style:font-size-asian="0.25694in" style:font-size-complex="0.25694in" fo:letter-spacing="-0.007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0.31944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0">
      <style:drawing-page-properties draw:fill="bitmap" draw:fill-image-name="a57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81">
      <style:graphic-properties draw:fill="solid" draw:fill-color="#252222" draw:opacity="95%" draw:stroke="solid" svg:stroke-width="0.00833in" svg:stroke-color="#2b2828" svg:stroke-opacity="100%" draw:shadow="visible" draw:shadow-offset-x="0in" draw:shadow-offset-y="0.0625in" draw:shadow-color="#000000" draw:shadow-opacity="10%"/>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7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590">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8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29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graphic" style:name="a1200">
      <style:graphic-properties draw:fill="solid" draw:fill-color="#252222" draw:opacity="95%" draw:stroke="solid" svg:stroke-width="0.00833in" svg:stroke-color="#2b2828" svg:stroke-opacity="100%" draw:shadow="visible" draw:shadow-offset-x="0in" draw:shadow-offset-y="0.0625in" draw:shadow-color="#000000" draw:shadow-opacity="10%"/>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0.36806in" fo:text-align="lef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0.40278in" fo:text-align="lef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0.604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e5e0df" style:text-line-through-type="none" style:text-line-through-style="none" style:text-line-through-width="auto" style:text-line-through-color="font-color" style:text-position="0% 100%" fo:font-family="Overpass Bold" style:font-family-asian="Overpass Bold" style:font-family-complex="Overpass Bold" style:font-family-generic="swiss" style:font-family-generic-asian="swiss" style:font-family-generic-complex="swiss" style:font-pitch="variable" style:font-pitch-asian="variable" style:font-pitch-complex="variable" fo:font-size="0.29167in" style:font-size-asian="0.29167in" style:font-size-complex="0.29167in" fo:letter-spacing="-0.008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7">
      <style:drawing-page-properties draw:fill="bitmap" draw:fill-image-name="a5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a6a6a6" style:text-line-through-type="none" style:text-line-through-style="none" style:text-line-through-width="auto" style:text-line-through-color="font-color" style:text-position="0% 100%" fo:font-family="Calibri Light" style:font-family-complex="B Nazanin" style:font-pitch-complex="variable" fo:font-size="0.61111in" style:font-size-asian="0.61111in" style:font-size-complex="0.61111in" fo:letter-spacing="0in" style:language-complex="prs" style:country-complex="AF"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0.368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a6a6a6" style:text-line-through-type="none" style:text-line-through-style="none" style:text-line-through-width="auto" style:text-line-through-color="font-color" style:text-position="0% 100%" fo:font-family="Calibri Light" style:font-family-complex="B Nazanin"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a6a6a6" style:text-line-through-type="none" style:text-line-through-style="none" style:text-line-through-width="auto" style:text-line-through-color="font-color" style:text-position="0% 100%" fo:font-family="Calibri Light" style:font-family-complex="B Nazanin" style:font-pitch-complex="variable" fo:font-size="0.27778in" style:font-size-asian="0.27778in" style:font-size-complex="0.27778in" fo:letter-spacing="0in" style:language-complex="prs" style:country-complex="AF"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e5e0df" style:text-line-through-type="none" style:text-line-through-style="none" style:text-line-through-width="auto" style:text-line-through-color="font-color" style:text-position="0% 100%" fo:font-family="Overpass" style:font-family-asian="Overpass" style:font-family-complex="Overpass" style:font-family-generic="swiss" style:font-family-generic-asian="swiss" style:font-family-generic-complex="swiss" style:font-pitch="variable" style:font-pitch-asian="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a6a6a6" style:text-line-through-type="none" style:text-line-through-style="none" style:text-line-through-width="auto" style:text-line-through-color="font-color" style:text-position="0% 100%" fo:font-family="Calibri Light" style:font-family-complex="B Nazanin"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50%" fo:text-align="center"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23">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d9d9d9"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normal" fo:text-transform="none" fo:color="#d9d9d9"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d9d9d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prs" style:country-complex="AF"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prs" style:country-complex="AF"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a6a6a6" style:text-line-through-type="none" style:text-line-through-style="none" style:text-line-through-width="auto" style:text-line-through-color="font-color" style:text-position="0% 100%" fo:font-family="Calibri" style:font-family-complex="B Nazanin" style:font-pitch-complex="variable" fo:font-size="0.25in" style:font-size-asian="0.25in" style:font-size-complex="0.25in" fo:letter-spacing="0in" style:language-complex="prs" style:country-complex="AF"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
      <style:drawing-page-properties draw:fill="bitmap" draw:fill-image-name="a7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124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01">
      <style:drawing-page-properties draw:fill="bitmap" draw:fill-image-name="a400"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87">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3">
      <style:drawing-page-properties draw:fill="bitmap" draw:fill-image-name="a102"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73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text" style:name="a73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text" style:name="a73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paragraph" style:name="a734">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8faff" style:text-line-through-type="none" style:text-line-through-style="none" style:text-line-through-width="auto" style:text-line-through-color="font-color" style:text-position="0% 100%" fo:font-family="Inter"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text" style:name="a11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text" style:name="a112">
      <style:text-properties fo:font-variant="normal" fo:text-transform="none" fo:color="#f8faff" style:text-line-through-type="none" style:text-line-through-style="none" style:text-line-through-width="auto" style:text-line-through-color="font-color" style:text-position="0% 100%" fo:font-family="DeepSeek-CJK-patch"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a2d"/>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2f2f2"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8faff"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7">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bitmap" draw:fill-image-name="a43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2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2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2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2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2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5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5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5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5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top" draw:textarea-horizontal-align="left" draw:fill="solid" draw:fill-color="#252222" draw:opacity="95%" draw:stroke="solid" svg:stroke-width="0.00833in" svg:stroke-color="#2b2828" svg:stroke-opacity="100%" draw:shadow="visible" draw:shadow-offset-x="0in" draw:shadow-offset-y="0.0625in" draw:shadow-color="#000000" draw:shadow-opacity="10%" draw:auto-grow-width="false" draw:auto-grow-height="false"/>
      <style:paragraph-properties style:font-independent-line-spacing="true" style:writing-mode="lr-tb"/>
    </style:style>
    <style:style style:family="text" style:name="a1282">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3">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4">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5">
      <style:text-properties fo:font-variant="normal" fo:text-transform="none" fo:color="#d9d9d9"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Dubai" style:font-family-asian="Overpass Bold" style:font-family-complex="Dubai" style:font-family-generic="swiss" style:font-family-generic-asian="swiss" style:font-family-generic-complex="swiss" style:font-pitch="variable" style:font-pitch-asian="variable" style:font-pitch-complex="variable" fo:font-size="0.59028in" style:font-size-asian="0.59028in" style:font-size-complex="0.59028in" fo:letter-spacing="-0.01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46">
      <style:paragraph-properties fo:line-height="0.74306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draw:fill="none" draw:stroke="none"/>
    </style:style>
    <style:style style:family="graphic" style:name="a44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e5e0df" style:text-line-through-type="none" style:text-line-through-style="none" style:text-line-through-width="auto" style:text-line-through-color="font-color" style:text-position="0% 100%" fo:font-family="Dubai" style:font-family-asian="Overpass" style:font-family-complex="Dubai" style:font-family-generic="swiss" style:font-family-generic-asian="swiss" style:font-family-generic-complex="swiss" style:font-pitch="variable" style:font-pitch-asian="variable" style:font-pitch-complex="variable" fo:font-size="0.27778in" style:font-size-asian="0.27778in" style:font-size-complex="0.27778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Dubai" style:font-family-complex="Dubai"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31">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32">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33">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34">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135">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60">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61">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8faff" style:text-line-through-type="none" style:text-line-through-style="none" style:text-line-through-width="auto" style:text-line-through-color="font-color" style:text-position="0% 100%" fo:font-family="DeepSeek-CJK-patch"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a2d"/>
    </style:style>
    <style:style style:family="text" style:name="a763">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68">
      <style:graphic-properties draw:fill="none" draw:stroke="non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0.40278in"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2">
      <style:graphic-properties draw:fill="none" draw:stroke="non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6" draw:style-name="a57" draw:master-page-name="Master1-Layout1-cust-DEFAULT" presentation:presentation-page-layout-name="Master1-PPL1" draw:id="Slide-271">
        <draw:frame draw:id="id20" draw:style-name="a63" draw:name="Title 1" svg:x="3.28806in" svg:y="0.41452in" svg:width="9.42389in" svg:height="2.13466in">
          <draw:text-box>
            <text:p text:style-name="a62" text:class-names="" text:cond-style-name=""><text:span text:style-name="a58" text:class-names="">الگوریتم<text:s text:c="1"/></text:span><text:span text:style-name="a59" text:class-names="">KNN<text:line-break/></text:span><text:span text:style-name="a60" text:class-names=""><text:line-break/></text:span><text:span text:style-name="a61" text:class-names=""/></text:p>
          </draw:text-box>
          <svg:title/>
          <svg:desc/>
        </draw:frame>
        <draw:frame draw:id="id21" draw:style-name="a67" draw:name="TextBox 5" svg:x="0in" svg:y="8.59609in" svg:width="8in" svg:height="0.40391in">
          <draw:text-box>
            <text:p text:style-name="a66" text:class-names="" text:cond-style-name=""><text:span text:style-name="a64" text:class-names="">بهار<text:s text:c="1"/></text:span><text:span text:style-name="a65" text:class-names="">۱۴۰۴</text:span></text:p>
          </draw:text-box>
          <svg:title/>
          <svg:desc/>
        </draw:frame>
        <draw:frame draw:id="id22" draw:style-name="a76" draw:name="TextBox 13" svg:x="10.30328in" svg:y="3.54351in" svg:width="4.79508in" svg:height="1.00977in">
          <draw:text-box>
            <text:p text:style-name="a75" text:class-names="" text:cond-style-name=""><text:span text:style-name="a68" text:class-names="">استاد : <text:s text:c="1"/></text:span><text:span text:style-name="a69" text:class-names="">طبیبی</text:span><text:span text:style-name="a70" text:class-names=""><text:line-break/></text:span><text:span text:style-name="a71" text:class-names=""><text:line-break/></text:span><text:span text:style-name="a72" text:class-names="">نویسنده :<text:s text:c="1"/></text:span><text:span text:style-name="a73" text:class-names="">پرهام مستجیر<text:s text:c="1"/></text:span><text:span text:style-name="a74" text:class-names=""/></text:p>
          </draw:text-box>
          <svg:title/>
          <svg:desc/>
        </draw:frame>
      </draw:page>
      <draw:page draw:name="Slide23" draw:style-name="a78" draw:master-page-name="Master1-Layout2-cust-Slide-1-master" presentation:presentation-page-layout-name="Master1-PPL2" draw:id="Slide-278">
        <draw:custom-shape svg:x="0.26215in" svg:y="2.51728in" svg:width="15.46667in" svg:height="3.96375in" draw:id="id23" draw:style-name="a81" draw:name="Shape 0">
          <svg:title/>
          <svg:desc/>
          <text:p text:style-name="a80" text:class-names="" text:cond-style-name=""><text:span text:style-name="a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4" draw:style-name="a101" draw:name="TextBox 6" svg:x="1.07281in" svg:y="3.35703in" svg:width="13.85439in" svg:height="2.92832in">
          <draw:text-box>
            <text:p text:style-name="a83" text:class-names="" text:cond-style-name=""><text:span text:style-name="a82" text:class-names="">هوش مصنوعی :<text:s text:c="1"/></text:span></text:p>
            <text:p text:style-name="a85" text:class-names="" text:cond-style-name=""><text:span text:style-name="a84" text:class-names=""/></text:p>
            <text:p text:style-name="a93" text:class-names="" text:cond-style-name=""><text:span text:style-name="a86" text:class-names=""><text:s text:c="1"/>هوش مصنوعی )</text:span><text:span text:style-name="a87" text:class-names="">Artificial Intelligence</text:span><text:span text:style-name="a88" text:class-names=""><text:s text:c="2"/>یا<text:s text:c="1"/></text:span><text:span text:style-name="a89" text:class-names="">AI</text:span><text:span text:style-name="a90" text:class-names=""><text:s text:c="1"/></text:span><text:span text:style-name="a91" text:class-names="">)<text:s text:c="1"/></text:span><text:span text:style-name="a92" text:class-names="">به شاخه‌ای از علوم کامپیوتر اشاره دارد که هدف آن ایجاد سیستم‌ها یا ماشین‌هایی است که می‌توانند وظایفی را انجام دهند که معمولاً نیاز به هوش انسانی دارند. این وظایف شامل یادگیری ، استدلال ، حل مسئله، درک زبان طبیعی، تشخیص الگوها و تصمیم‌گیری می‌شود. هوش مصنوعی به سیستم‌ها این توانایی را می‌دهد که از تجربیات گذشته یاد بگیرند، با ورودی‌های جدید سازگار شوند و وظایف پیچیده را به‌طور خودکار انجام دهند.</text:span></text:p>
            <text:p text:style-name="a95" text:class-names="" text:cond-style-name=""><text:span text:style-name="a94" text:class-names=""/></text:p>
            <text:p text:style-name="a100" text:class-names="" text:cond-style-name=""><text:span text:style-name="a96" text:class-names=""><text:line-break/></text:span><text:span text:style-name="a97" text:class-names="">هوش مصنوعی شامل الگوها و روش‌های مختلفی است که هر کدام برای حل مسائل خاصی طراحی شده‌اند. در ادامه به بررسی برخی از مهم‌ترین این الگوها می‌پردازیم</text:span><text:span text:style-name="a98" text:class-names=""><text:line-break/></text:span><text:span text:style-name="a99" text:class-names=""/></text:p>
          </draw:text-box>
          <svg:title/>
          <svg:desc/>
        </draw:frame>
      </draw:page>
      <draw:page draw:name="Slide22" draw:style-name="a103" draw:master-page-name="Master1-Layout2-cust-Slide-1-master" presentation:presentation-page-layout-name="Master1-PPL2" draw:id="Slide-277">
        <draw:custom-shape svg:x="0.27124in" svg:y="1.11729in" svg:width="15.46667in" svg:height="6.76375in" draw:id="id25" draw:style-name="a106" draw:name="Shape 0">
          <svg:title/>
          <svg:desc/>
          <text:p text:style-name="a105" text:class-names="" text:cond-style-name=""><text:span text:style-name="a1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6" draw:style-name="a115" draw:name="TextBox 7" svg:x="12.94545in" svg:y="1.33182in" svg:width="3.05455in" svg:height="0.40391in">
          <draw:text-box>
            <text:p text:style-name="a114" text:class-names="" text:cond-style-name=""><text:span text:style-name="a107" text:class-names=""><text:s text:c="1"/>:<text:s text:c="1"/></text:span><text:span text:style-name="a108" text:class-names="">تاریخچه</text:span><text:span text:style-name="a109" text:class-names=""><text:s text:c="1"/></text:span><text:span text:style-name="a110" text:class-names="">هوش</text:span><text:span text:style-name="a111" text:class-names=""><text:s text:c="1"/></text:span><text:span text:style-name="a112" text:class-names="">مصنوعی</text:span><text:span text:style-name="a113" text:class-names=""/></text:p>
          </draw:text-box>
          <svg:title/>
          <svg:desc/>
        </draw:frame>
        <draw:frame draw:id="id27" draw:style-name="a178" draw:name="TextBox 9" svg:x="2.88182in" svg:y="3.18636in" svg:width="10.24545in" svg:height="1.3127in">
          <draw:text-box>
            <text:p text:style-name="a119" text:class-names="" text:cond-style-name=""><text:span text:style-name="a116" text:class-names=""><text:s text:c="1"/>1940-1950:<text:s text:c="1"/></text:span><text:span text:style-name="a117" text:class-names="">بنیانگذاری</text:span><text:span text:style-name="a118" text:class-names=""/></text:p>
            <text:p text:style-name="a139" text:class-names="" text:cond-style-name=""><text:span text:style-name="a120" text:class-names="">1943:<text:s text:c="1"/></text:span><text:span text:style-name="a121" text:class-names="">اولین</text:span><text:span text:style-name="a122" text:class-names=""><text:s text:c="1"/></text:span><text:span text:style-name="a123" text:class-names="">مدل</text:span><text:span text:style-name="a124" text:class-names=""><text:s text:c="1"/></text:span><text:span text:style-name="a125" text:class-names="">ریاضی</text:span><text:span text:style-name="a126" text:class-names=""><text:s text:c="1"/></text:span><text:span text:style-name="a127" text:class-names="">نورون</text:span><text:span text:style-name="a128" text:class-names=""><text:s text:c="1"/></text:span><text:span text:style-name="a129" text:class-names="">مصنوعی</text:span><text:span text:style-name="a130" text:class-names=""><text:s text:c="1"/></text:span><text:span text:style-name="a131" text:class-names="">توسط</text:span><text:span text:style-name="a132" text:class-names=""><text:s text:c="1"/></text:span><text:span text:style-name="a133" text:class-names="">مک</text:span><text:span text:style-name="a134" text:class-names=""><text:s text:c="1"/></text:span><text:span text:style-name="a135" text:class-names="">کالوک</text:span><text:span text:style-name="a136" text:class-names=""><text:s text:c="1"/>و<text:s text:c="1"/></text:span><text:span text:style-name="a137" text:class-names="">پیتز</text:span><text:span text:style-name="a138" text:class-names=""/></text:p>
            <text:p text:style-name="a161" text:class-names="" text:cond-style-name=""><text:span text:style-name="a140" text:class-names="">1950:<text:s text:c="1"/></text:span><text:span text:style-name="a141" text:class-names="">آلن</text:span><text:span text:style-name="a142" text:class-names=""><text:s text:c="1"/></text:span><text:span text:style-name="a143" text:class-names="">تورینگ</text:span><text:span text:style-name="a144" text:class-names=""><text:s text:c="1"/></text:span><text:span text:style-name="a145" text:class-names="">مقاله</text:span><text:span text:style-name="a146" text:class-names=""><text:s text:c="1"/>"</text:span><text:span text:style-name="a147" text:class-names="">ماشین</text:span><text:span text:style-name="a148" text:class-names=""><text:s text:c="1"/></text:span><text:span text:style-name="a149" text:class-names="">آلات</text:span><text:span text:style-name="a150" text:class-names=""><text:s text:c="1"/></text:span><text:span text:style-name="a151" text:class-names="">محاسباتی</text:span><text:span text:style-name="a152" text:class-names=""><text:s text:c="1"/>و<text:s text:c="1"/></text:span><text:span text:style-name="a153" text:class-names="">هوش</text:span><text:span text:style-name="a154" text:class-names="">"<text:s text:c="1"/></text:span><text:span text:style-name="a155" text:class-names="">را</text:span><text:span text:style-name="a156" text:class-names=""><text:s text:c="1"/></text:span><text:span text:style-name="a157" text:class-names="">منتشر</text:span><text:span text:style-name="a158" text:class-names=""><text:s text:c="1"/></text:span><text:span text:style-name="a159" text:class-names="">کرد</text:span><text:span text:style-name="a160" text:class-names=""/></text:p>
            <text:p text:style-name="a177" text:class-names="" text:cond-style-name=""><text:span text:style-name="a162" text:class-names="">1956:<text:s text:c="1"/></text:span><text:span text:style-name="a163" text:class-names="">کنفرانس</text:span><text:span text:style-name="a164" text:class-names=""><text:s text:c="1"/></text:span><text:span text:style-name="a165" text:class-names="">دارتموث</text:span><text:span text:style-name="a166" text:class-names=""><text:s text:c="1"/>-<text:s text:c="1"/></text:span><text:span text:style-name="a167" text:class-names="">تولد</text:span><text:span text:style-name="a168" text:class-names=""><text:s text:c="1"/></text:span><text:span text:style-name="a169" text:class-names="">رسمی</text:span><text:span text:style-name="a170" text:class-names=""><text:s text:c="1"/></text:span><text:span text:style-name="a171" text:class-names="">اصطلاح</text:span><text:span text:style-name="a172" text:class-names=""><text:s text:c="1"/>"</text:span><text:span text:style-name="a173" text:class-names="">هوش</text:span><text:span text:style-name="a174" text:class-names=""><text:s text:c="1"/></text:span><text:span text:style-name="a175" text:class-names="">مصنوعی</text:span><text:span text:style-name="a176" text:class-names="">"</text:span></text:p>
          </draw:text-box>
          <svg:title/>
          <svg:desc/>
        </draw:frame>
        <draw:frame draw:id="id28" draw:style-name="a217" draw:name="TextBox 10" svg:x="4.63636in" svg:y="5.41364in" svg:width="6.73636in" svg:height="1.3127in">
          <draw:text-box>
            <text:p text:style-name="a185" text:class-names="" text:cond-style-name=""><text:span text:style-name="a179" text:class-names="">دهه</text:span><text:span text:style-name="a180" text:class-names=""><text:s text:c="1"/>1960 :<text:s text:c="1"/></text:span><text:span text:style-name="a181" text:class-names="">پیشرفتهای</text:span><text:span text:style-name="a182" text:class-names=""><text:s text:c="1"/></text:span><text:span text:style-name="a183" text:class-names="">اولیه</text:span><text:span text:style-name="a184" text:class-names=""/></text:p>
            <text:p text:style-name="a196" text:class-names="" text:cond-style-name=""><text:span text:style-name="a186" text:class-names="">توسعه</text:span><text:span text:style-name="a187" text:class-names=""><text:s text:c="1"/></text:span><text:span text:style-name="a188" text:class-names="">برنامه</text:span><text:span text:style-name="a189" text:class-names=""><text:s text:c="1"/>ELIZA (1965) -<text:s text:c="1"/></text:span><text:span text:style-name="a190" text:class-names="">اولین</text:span><text:span text:style-name="a191" text:class-names=""><text:s text:c="1"/></text:span><text:span text:style-name="a192" text:class-names="">چت</text:span><text:span text:style-name="a193" text:class-names=""><text:s text:c="1"/></text:span><text:span text:style-name="a194" text:class-names="">بات</text:span><text:span text:style-name="a195" text:class-names=""/></text:p>
            <text:p text:style-name="a207" text:class-names="" text:cond-style-name=""><text:span text:style-name="a197" text:class-names="">ایجاد</text:span><text:span text:style-name="a198" text:class-names=""><text:s text:c="1"/></text:span><text:span text:style-name="a199" text:class-names="">سیستم</text:span><text:span text:style-name="a200" text:class-names=""><text:s text:c="1"/>DENDRAL (1965) -<text:s text:c="1"/></text:span><text:span text:style-name="a201" text:class-names="">اولین</text:span><text:span text:style-name="a202" text:class-names=""><text:s text:c="1"/></text:span><text:span text:style-name="a203" text:class-names="">سیستم</text:span><text:span text:style-name="a204" text:class-names=""><text:s text:c="1"/></text:span><text:span text:style-name="a205" text:class-names="">خبره</text:span><text:span text:style-name="a206" text:class-names=""/></text:p>
            <text:p text:style-name="a216" text:class-names="" text:cond-style-name=""><text:span text:style-name="a208" text:class-names="">اختراع</text:span><text:span text:style-name="a209" text:class-names=""><text:s text:c="1"/></text:span><text:span text:style-name="a210" text:class-names="">شبکه</text:span><text:span text:style-name="a211" text:class-names=""><text:s text:c="1"/></text:span><text:span text:style-name="a212" text:class-names="">عصبی</text:span><text:span text:style-name="a213" text:class-names=""><text:s text:c="1"/></text:span><text:span text:style-name="a214" text:class-names="">پرسپترون</text:span><text:span text:style-name="a215" text:class-names=""><text:s text:c="1"/>(1958)</text:span></text:p>
          </draw:text-box>
          <svg:title/>
          <svg:desc/>
        </draw:frame>
      </draw:page>
      <draw:page draw:name="Slide24" draw:style-name="a219" draw:master-page-name="Master1-Layout2-cust-Slide-1-master" presentation:presentation-page-layout-name="Master1-PPL2" draw:id="Slide-279">
        <draw:custom-shape svg:x="0.27124in" svg:y="1.11729in" svg:width="15.46667in" svg:height="6.76375in" draw:id="id30" draw:style-name="a222" draw:name="Shape 0">
          <svg:title/>
          <svg:desc/>
          <text:p text:style-name="a221" text:class-names="" text:cond-style-name="" text:id="id29"><text:span text:style-name="a2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1" draw:style-name="a231" draw:name="TextBox 3" svg:x="4.18182in" svg:y="1.66818in" svg:width="7.63636in" svg:height="1.3127in">
          <draw:text-box>
            <text:p text:style-name="a224" text:class-names="" text:cond-style-name=""><text:span text:style-name="a223" text:class-names="">دهه 1970: اولین زمستان هوش مصنوعی</text:span></text:p>
            <text:p text:style-name="a226" text:class-names="" text:cond-style-name=""><text:span text:style-name="a225" text:class-names="">محدودیتهای سختافزاری و نرمافزاری آشکار شد</text:span></text:p>
            <text:p text:style-name="a228" text:class-names="" text:cond-style-name=""><text:span text:style-name="a227" text:class-names="">کاهش بودجههای تحقیقاتی</text:span></text:p>
            <text:p text:style-name="a230" text:class-names="" text:cond-style-name=""><text:span text:style-name="a229" text:class-names="">اما سیستمهای خبره مانند MYCIN (1972) توسعه یافتند</text:span></text:p>
          </draw:text-box>
          <svg:title/>
          <svg:desc/>
        </draw:frame>
        <draw:frame draw:id="id32" draw:style-name="a266" draw:name="TextBox 4" svg:x="5.06364in" svg:y="3.84091in" svg:width="5.86364in" svg:height="1.3127in">
          <draw:text-box>
            <text:p text:style-name="a240" text:class-names="" text:cond-style-name=""><text:span text:style-name="a232" text:class-names="">دهه</text:span><text:span text:style-name="a233" text:class-names=""><text:s text:c="1"/>1980:<text:s text:c="1"/></text:span><text:span text:style-name="a234" text:class-names="">بازگشت</text:span><text:span text:style-name="a235" text:class-names=""><text:s text:c="1"/></text:span><text:span text:style-name="a236" text:class-names="">به</text:span><text:span text:style-name="a237" text:class-names=""><text:s text:c="1"/></text:span><text:span text:style-name="a238" text:class-names="">عرصه</text:span><text:span text:style-name="a239" text:class-names=""/></text:p>
            <text:p text:style-name="a249" text:class-names="" text:cond-style-name=""><text:span text:style-name="a241" text:class-names="">توسعه</text:span><text:span text:style-name="a242" text:class-names=""><text:s text:c="1"/></text:span><text:span text:style-name="a243" text:class-names="">سیستمهای</text:span><text:span text:style-name="a244" text:class-names=""><text:s text:c="1"/></text:span><text:span text:style-name="a245" text:class-names="">خبره</text:span><text:span text:style-name="a246" text:class-names=""><text:s text:c="1"/></text:span><text:span text:style-name="a247" text:class-names="">تجاری</text:span><text:span text:style-name="a248" text:class-names=""/></text:p>
            <text:p text:style-name="a254" text:class-names="" text:cond-style-name=""><text:span text:style-name="a250" text:class-names="">معرفی</text:span><text:span text:style-name="a251" text:class-names=""><text:s text:c="1"/></text:span><text:span text:style-name="a252" text:class-names="">الگوریتم</text:span><text:span text:style-name="a253" text:class-names=""><text:s text:c="1"/>Backpropagation (1986)</text:span></text:p>
            <text:p text:style-name="a265" text:class-names="" text:cond-style-name=""><text:span text:style-name="a255" text:class-names="">ظهور</text:span><text:span text:style-name="a256" text:class-names=""><text:s text:c="1"/></text:span><text:span text:style-name="a257" text:class-names="">شبکه</text:span><text:span text:style-name="a258" text:class-names=""><text:s text:c="1"/></text:span><text:span text:style-name="a259" text:class-names="">های</text:span><text:span text:style-name="a260" text:class-names=""><text:s text:c="1"/></text:span><text:span text:style-name="a261" text:class-names="">عصبی</text:span><text:span text:style-name="a262" text:class-names=""><text:s text:c="1"/></text:span><text:span text:style-name="a263" text:class-names="">چندلایه</text:span><text:span text:style-name="a264" text:class-names=""/></text:p>
          </draw:text-box>
          <svg:title/>
          <svg:desc/>
        </draw:frame>
        <draw:frame draw:id="id33" draw:style-name="a306" draw:name="TextBox 5" svg:x="5.43636in" svg:y="5.80455in" svg:width="5.13636in" svg:height="1.3127in">
          <draw:text-box>
            <text:p text:style-name="a272" text:class-names="" text:cond-style-name=""><text:span text:style-name="a267" text:class-names="">دهه</text:span><text:span text:style-name="a268" text:class-names=""><text:s text:c="1"/>1990:<text:s text:c="1"/></text:span><text:span text:style-name="a269" text:class-names="">پیشرفتهای</text:span><text:span text:style-name="a270" text:class-names=""><text:s text:c="1"/></text:span><text:span text:style-name="a271" text:class-names="">عملی</text:span></text:p>
            <text:p text:style-name="a287" text:class-names="" text:cond-style-name=""><text:span text:style-name="a273" text:class-names="">1997:<text:s text:c="1"/></text:span><text:span text:style-name="a274" text:class-names="">دیپ</text:span><text:span text:style-name="a275" text:class-names=""><text:s text:c="1"/></text:span><text:span text:style-name="a276" text:class-names="">بلو</text:span><text:span text:style-name="a277" text:class-names=""><text:s text:c="1"/></text:span><text:span text:style-name="a278" text:class-names="">گری</text:span><text:span text:style-name="a279" text:class-names=""><text:s text:c="1"/></text:span><text:span text:style-name="a280" text:class-names="">کاسپاروف</text:span><text:span text:style-name="a281" text:class-names=""><text:s text:c="1"/></text:span><text:span text:style-name="a282" text:class-names="">را</text:span><text:span text:style-name="a283" text:class-names=""><text:s text:c="1"/></text:span><text:span text:style-name="a284" text:class-names="">شکست</text:span><text:span text:style-name="a285" text:class-names=""><text:s text:c="1"/></text:span><text:span text:style-name="a286" text:class-names="">داد</text:span></text:p>
            <text:p text:style-name="a295" text:class-names="" text:cond-style-name=""><text:span text:style-name="a288" text:class-names="">پیشرفت</text:span><text:span text:style-name="a289" text:class-names=""><text:s text:c="1"/></text:span><text:span text:style-name="a290" text:class-names="">در</text:span><text:span text:style-name="a291" text:class-names=""><text:s text:c="1"/></text:span><text:span text:style-name="a292" text:class-names="">یادگیری</text:span><text:span text:style-name="a293" text:class-names=""><text:s text:c="1"/></text:span><text:span text:style-name="a294" text:class-names="">ماشین</text:span></text:p>
            <text:p text:style-name="a305" text:class-names="" text:cond-style-name=""><text:span text:style-name="a296" text:class-names="">توسعه</text:span><text:span text:style-name="a297" text:class-names=""><text:s text:c="1"/></text:span><text:span text:style-name="a298" text:class-names="">الگوریتمهای</text:span><text:span text:style-name="a299" text:class-names=""><text:s text:c="1"/></text:span><text:span text:style-name="a300" text:class-names="">جدید</text:span><text:span text:style-name="a301" text:class-names=""><text:s text:c="1"/></text:span><text:span text:style-name="a302" text:class-names="">برای</text:span><text:span text:style-name="a303" text:class-names=""><text:s text:c="1"/></text:span><text:span text:style-name="a304" text:class-names="">دادهکاوی</text:span></text:p>
          </draw:text-box>
          <svg:title/>
          <svg:desc/>
        </draw:frame>
      </draw:page>
      <draw:page draw:name="Slide25" draw:style-name="a308" draw:master-page-name="Master1-Layout2-cust-Slide-1-master" presentation:presentation-page-layout-name="Master1-PPL2" draw:id="Slide-280">
        <draw:custom-shape svg:x="0.27124in" svg:y="1.11729in" svg:width="15.46667in" svg:height="6.76375in" draw:id="id34" draw:style-name="a311" draw:name="Shape 0">
          <svg:title/>
          <svg:desc/>
          <text:p text:style-name="a310" text:class-names="" text:cond-style-name=""><text:span text:style-name="a3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5" draw:style-name="a344" draw:name="TextBox 6" svg:x="6.5in" svg:y="1.37727in" svg:width="3in" svg:height="1.3127in">
          <draw:text-box>
            <text:p text:style-name="a317" text:class-names="" text:cond-style-name=""><text:span text:style-name="a312" text:class-names="">دهه</text:span><text:span text:style-name="a313" text:class-names=""><text:s text:c="1"/>2000:<text:s text:c="1"/></text:span><text:span text:style-name="a314" text:class-names="">گسترش</text:span><text:span text:style-name="a315" text:class-names=""><text:s text:c="1"/></text:span><text:span text:style-name="a316" text:class-names="">کاربردها</text:span></text:p>
            <text:p text:style-name="a327" text:class-names="" text:cond-style-name=""><text:span text:style-name="a318" text:class-names="">پیشرفت</text:span><text:span text:style-name="a319" text:class-names=""><text:s text:c="1"/></text:span><text:span text:style-name="a320" text:class-names="">در</text:span><text:span text:style-name="a321" text:class-names=""><text:s text:c="1"/></text:span><text:span text:style-name="a322" text:class-names="">پردازش</text:span><text:span text:style-name="a323" text:class-names=""><text:s text:c="1"/></text:span><text:span text:style-name="a324" text:class-names="">زبان</text:span><text:span text:style-name="a325" text:class-names=""><text:s text:c="1"/></text:span><text:span text:style-name="a326" text:class-names="">طبیعی</text:span></text:p>
            <text:p text:style-name="a335" text:class-names="" text:cond-style-name=""><text:span text:style-name="a328" text:class-names="">توسعه</text:span><text:span text:style-name="a329" text:class-names=""><text:s text:c="1"/></text:span><text:span text:style-name="a330" text:class-names="">سیستمهای</text:span><text:span text:style-name="a331" text:class-names=""><text:s text:c="1"/></text:span><text:span text:style-name="a332" text:class-names="">توصیه</text:span><text:span text:style-name="a333" text:class-names=""><text:s text:c="1"/></text:span><text:span text:style-name="a334" text:class-names="">گر</text:span></text:p>
            <text:p text:style-name="a343" text:class-names="" text:cond-style-name=""><text:span text:style-name="a336" text:class-names="">بهبود</text:span><text:span text:style-name="a337" text:class-names=""><text:s text:c="1"/></text:span><text:span text:style-name="a338" text:class-names="">الگوریتمهای</text:span><text:span text:style-name="a339" text:class-names=""><text:s text:c="1"/></text:span><text:span text:style-name="a340" text:class-names="">تشخیص</text:span><text:span text:style-name="a341" text:class-names=""><text:s text:c="1"/></text:span><text:span text:style-name="a342" text:class-names="">الگو</text:span></text:p>
          </draw:text-box>
          <svg:title/>
          <svg:desc/>
        </draw:frame>
        <draw:frame draw:id="id36" draw:style-name="a353" draw:name="TextBox 7" svg:x="6.5in" svg:y="2.95in" svg:width="3in" svg:height="2.22148in">
          <draw:text-box>
            <text:p text:style-name="a346" text:class-names="" text:cond-style-name=""><text:span text:style-name="a345" text:class-names="">دهه 2010: انقلاب یادگیری عمیق</text:span></text:p>
            <text:p text:style-name="a348" text:class-names="" text:cond-style-name=""><text:span text:style-name="a347" text:class-names="">2011: IBM واتسون در Jeopardy! برنده شد</text:span></text:p>
            <text:p text:style-name="a350" text:class-names="" text:cond-style-name=""><text:span text:style-name="a349" text:class-names="">2012: AlexNet تحولی در تشخیص تصویر ایجاد کرد</text:span></text:p>
            <text:p text:style-name="a352" text:class-names="" text:cond-style-name=""><text:span text:style-name="a351" text:class-names="">2016: AlphaGo قهرمان Go را شکست داد</text:span></text:p>
          </draw:text-box>
          <svg:title/>
          <svg:desc/>
        </draw:frame>
        <draw:frame draw:id="id37" draw:style-name="a399" draw:name="TextBox 8" svg:x="6.5in" svg:y="5.28636in" svg:width="3in" svg:height="2.22148in">
          <draw:text-box>
            <text:p text:style-name="a363" text:class-names="" text:cond-style-name=""><text:span text:style-name="a354" text:class-names="">2020<text:s text:c="1"/></text:span><text:span text:style-name="a355" text:class-names="">تاکنون</text:span><text:span text:style-name="a356" text:class-names="">:<text:s text:c="1"/></text:span><text:span text:style-name="a357" text:class-names="">عصر</text:span><text:span text:style-name="a358" text:class-names=""><text:s text:c="1"/></text:span><text:span text:style-name="a359" text:class-names="">مدلهای</text:span><text:span text:style-name="a360" text:class-names=""><text:s text:c="1"/></text:span><text:span text:style-name="a361" text:class-names="">بزرگ</text:span><text:span text:style-name="a362" text:class-names=""/></text:p>
            <text:p text:style-name="a372" text:class-names="" text:cond-style-name=""><text:span text:style-name="a364" text:class-names="">ظهور</text:span><text:span text:style-name="a365" text:class-names=""><text:s text:c="1"/>GPT و<text:s text:c="1"/></text:span><text:span text:style-name="a366" text:class-names="">مدلهای</text:span><text:span text:style-name="a367" text:class-names=""><text:s text:c="1"/></text:span><text:span text:style-name="a368" text:class-names="">زبانی</text:span><text:span text:style-name="a369" text:class-names=""><text:s text:c="1"/></text:span><text:span text:style-name="a370" text:class-names="">بزرگ</text:span><text:span text:style-name="a371" text:class-names=""/></text:p>
            <text:p text:style-name="a385" text:class-names="" text:cond-style-name=""><text:span text:style-name="a373" text:class-names="">پیشرفت</text:span><text:span text:style-name="a374" text:class-names=""><text:s text:c="1"/></text:span><text:span text:style-name="a375" text:class-names="">در</text:span><text:span text:style-name="a376" text:class-names=""><text:s text:c="1"/></text:span><text:span text:style-name="a377" text:class-names="">تولید</text:span><text:span text:style-name="a378" text:class-names=""><text:s text:c="1"/></text:span><text:span text:style-name="a379" text:class-names="">محتوای</text:span><text:span text:style-name="a380" text:class-names=""><text:s text:c="1"/></text:span><text:span text:style-name="a381" text:class-names="">هوش</text:span><text:span text:style-name="a382" text:class-names=""><text:s text:c="1"/></text:span><text:span text:style-name="a383" text:class-names="">مصنوعی</text:span><text:span text:style-name="a384" text:class-names=""/></text:p>
            <text:p text:style-name="a398" text:class-names="" text:cond-style-name=""><text:span text:style-name="a386" text:class-names="">توسعه</text:span><text:span text:style-name="a387" text:class-names=""><text:s text:c="1"/></text:span><text:span text:style-name="a388" text:class-names="">مدلهای</text:span><text:span text:style-name="a389" text:class-names=""><text:s text:c="1"/></text:span><text:span text:style-name="a390" text:class-names="">چندوجهی</text:span><text:span text:style-name="a391" text:class-names=""><text:s text:c="1"/>(</text:span><text:span text:style-name="a392" text:class-names="">متنی</text:span><text:span text:style-name="a393" text:class-names="">،<text:s text:c="1"/></text:span><text:span text:style-name="a394" text:class-names="">تصویری</text:span><text:span text:style-name="a395" text:class-names="">،<text:s text:c="1"/></text:span><text:span text:style-name="a396" text:class-names="">صوتی</text:span><text:span text:style-name="a397" text:class-names="">)</text:span></text:p>
          </draw:text-box>
          <svg:title/>
          <svg:desc/>
        </draw:frame>
      </draw:page>
      <draw:page draw:name="Slide14" draw:style-name="a401" draw:master-page-name="Master1-Layout2-cust-Slide-1-master" presentation:presentation-page-layout-name="Master1-PPL2" draw:id="Slide-269">
        <draw:custom-shape svg:x="0.26667in" svg:y="2.04152in" svg:width="15.46667in" svg:height="4.91696in" draw:id="id38" draw:style-name="a404" draw:name="Shape 0">
          <svg:title/>
          <svg:desc/>
          <text:p text:style-name="a403" text:class-names="" text:cond-style-name=""><text:span text:style-name="a4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9" draw:style-name="a435" draw:name="TextBox 5" svg:x="7.12712in" svg:y="2.75688in" svg:width="8in" svg:height="4.64492in">
          <draw:text-box>
            <text:p text:style-name="a407" text:class-names="" text:cond-style-name=""><text:span text:style-name="a405" text:class-names=""><text:s text:c="1"/>پردازش زبان طبیعی<text:s text:c="1"/></text:span><text:span text:style-name="a406" text:class-names="">Natural Language Processing – NLP</text:span></text:p>
            <text:p text:style-name="a410" text:class-names="" text:cond-style-name=""><text:span text:style-name="a408" text:class-names=""><text:line-break/> بینایی ماشین <text:s text:c="1"/></text:span><text:span text:style-name="a409" text:class-names="">Computer Vision</text:span></text:p>
            <text:p text:style-name="a413" text:class-names="" text:cond-style-name=""><text:span text:style-name="a411" text:class-names=""><text:line-break/> پردازش گفتار <text:s text:c="2"/></text:span><text:span text:style-name="a412" text:class-names="">Speech Processing</text:span></text:p>
            <text:p text:style-name="a416" text:class-names="" text:cond-style-name=""><text:span text:style-name="a414" text:class-names=""><text:line-break/>سیستم‌های خبره<text:s text:c="1"/></text:span><text:span text:style-name="a415" text:class-names="">Expert Systems</text:span></text:p>
            <text:p text:style-name="a418" text:class-names="" text:cond-style-name=""><text:span text:style-name="a417" text:class-names=""/></text:p>
            <text:p text:style-name="a421" text:class-names="" text:cond-style-name=""><text:span text:style-name="a419" text:class-names="">منطق فازی<text:s text:c="1"/></text:span><text:span text:style-name="a420" text:class-names=""><text:s text:c="1"/>Fuzzy Logic</text:span></text:p>
            <text:p text:style-name="a423" text:class-names="" text:cond-style-name=""><text:span text:style-name="a422" text:class-names=""/></text:p>
            <text:p text:style-name="a426" text:class-names="" text:cond-style-name=""><text:span text:style-name="a424" text:class-names=""><text:s text:c="1"/>شبکه‌های عصبی مصنوعی<text:s text:c="1"/></text:span><text:span text:style-name="a425" text:class-names="">Artificial Neural Networks - ANN</text:span></text:p>
            <text:p text:style-name="a428" text:class-names="" text:cond-style-name=""><text:span text:style-name="a427" text:class-names=""/></text:p>
            <text:p text:style-name="a430" text:class-names="" text:cond-style-name=""><text:span text:style-name="a429" text:class-names=""/></text:p>
            <text:p text:style-name="a432" text:class-names="" text:cond-style-name=""><text:span text:style-name="a431" text:class-names=""/></text:p>
            <text:p text:style-name="a434" text:class-names="" text:cond-style-name=""><text:span text:style-name="a433" text:class-names=""/></text:p>
          </draw:text-box>
          <svg:title/>
          <svg:desc/>
        </draw:frame>
      </draw:page>
      <draw:page draw:name="Slide 1" draw:style-name="a437" draw:master-page-name="Master1-Layout2-cust-Slide-1-master" presentation:presentation-page-layout-name="Master1-PPL2" draw:id="Slide-256">
        <draw:custom-shape svg:x="0.26667in" svg:y="2.63477in" svg:width="15.46667in" svg:height="3.73034in" draw:id="id40" draw:style-name="a440" draw:name="Shape 0">
          <svg:title/>
          <svg:desc/>
          <text:p text:style-name="a439" text:class-names="" text:cond-style-name=""><text:span text:style-name="a4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89323in" svg:y="3.3306in" svg:width="5.95443in" svg:height="0.74427in" draw:id="id41" draw:style-name="a447" draw:name="Text 1">
          <svg:title/>
          <svg:desc/>
          <text:p text:style-name="a446" text:class-names="" text:cond-style-name=""><text:span text:style-name="a441" text:class-names="">یادگیری</text:span><text:span text:style-name="a442" text:class-names=""><text:s text:c="1"/></text:span><text:span text:style-name="a443" text:class-names="">ماشین</text:span><text:span text:style-name="a444" text:class-names=""><text:s text:c="1"/>: (Machine Learning)</text:span><text:span text:style-name="a445" text:class-names=""/></text:p>
          <draw:enhanced-geometry xmlns:dr3d="urn:oasis:names:tc:opendocument:xmlns:dr3d:1.0" draw:type="non-primitive" svg:viewBox="0 0 21600 21600" draw:enhanced-path="M 0 0 L 21600 0 21600 21600 0 21600 Z N"/>
        </draw:custom-shape>
        <draw:custom-shape svg:x="1.15234in" svg:y="4.45443in" svg:width="13.69531in" svg:height="1.74294in" draw:id="id42" draw:style-name="a451" draw:name="Text 2">
          <svg:title/>
          <svg:desc/>
          <text:p text:style-name="a450" text:class-names="" text:cond-style-name=""><text:span text:style-name="a448" text:class-names="">یادگیری ماشین، به‌عنوان یکی از زیرمجموعه‌های هوش مصنوعی ، این امکان را به کامپیوترها می‌دهد که با تحلیل داده‌ها، الگوها را شناسایی کرده و دانش کسب کنند، بدون آن‌که نیاز به برنامه‌ریزی دقیق و دستی داشته باشند. با ارزش بازار جهانی بالغ بر ۲۱.۲ میلیارد دلار در سال ۲۰۲۲ و پیش‌بینی رشد تا ۲۰۹.۹۱ میلیارد دلار تا سال ۲۰۳۰ یادگیری ماشین به‌سرعت در حال تبدیل شدن به یکی از صنایع پیشرو در جهان است.</text:span><text:span text:style-name="a449" text:class-names=""/></text:p>
          <draw:enhanced-geometry xmlns:dr3d="urn:oasis:names:tc:opendocument:xmlns:dr3d:1.0" draw:type="non-primitive" svg:viewBox="0 0 21600 21600" draw:enhanced-path="M 0 0 L 21600 0 21600 21600 0 21600 Z N"/>
        </draw:custom-shape>
        <presentation:notes draw:style-name="a457">
          <draw:page-thumbnail draw:page-number="7" svg:x="0in" svg:y="0in" svg:width="0in" svg:height="0in" presentation:class="page" draw:id="id43" presentation:style-name="a452" draw:name="Slide Image Placeholder 1">
            <svg:title/>
            <svg:desc/>
          </draw:page-thumbnail>
          <draw:frame draw:id="id44" presentation:style-name="a453" draw:name="Notes Placeholder 2" svg:x="0in" svg:y="0in" svg:width="0in" svg:height="0in" presentation:class="notes" presentation:placeholder="true">
            <draw:text-box/>
            <svg:title/>
            <svg:desc/>
          </draw:frame>
          <draw:frame draw:id="id45" presentation:style-name="a456" draw:name="Slide Number Placeholder 3" svg:x="0in" svg:y="0in" svg:width="0in" svg:height="0in" presentation:class="page-number" presentation:placeholder="false">
            <draw:text-box>
              <text:p text:style-name="a455" text:class-names="" text:cond-style-name=""><text:span text:style-name="a454" text:class-names=""><text:page-number style:num-format="1" text:fixed="false">4</text:page-number></text:span></text:p>
            </draw:text-box>
            <svg:title/>
            <svg:desc/>
          </draw:frame>
        </presentation:notes>
      </draw:page>
      <draw:page draw:name="Slide 2" draw:style-name="a459" draw:master-page-name="Master1-Layout3-cust-Slide-2-master" presentation:presentation-page-layout-name="Master1-PPL3" draw:id="Slide-257">
        <draw:custom-shape svg:x="0.26667in" svg:y="1.67695in" svg:width="15.46667in" svg:height="5.64609in" draw:id="id46" draw:style-name="a462" draw:name="Shape 0">
          <svg:title/>
          <svg:desc/>
          <text:p text:style-name="a461" text:class-names="" text:cond-style-name=""><text:span text:style-name="a4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9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87539in" svg:y="2.37279in" svg:width="6.97227in" svg:height="0.74427in" draw:id="id47" draw:style-name="a466" draw:name="Text 1">
          <svg:title/>
          <svg:desc/>
          <text:p text:style-name="a465" text:class-names="" text:cond-style-name=""><text:span text:style-name="a463" text:class-names="">مفاهیم اصلی در یادگیری ماشین</text:span><text:span text:style-name="a464" text:class-names=""/></text:p>
          <draw:enhanced-geometry xmlns:dr3d="urn:oasis:names:tc:opendocument:xmlns:dr3d:1.0" draw:type="non-primitive" svg:viewBox="0 0 21600 21600" draw:enhanced-path="M 0 0 L 21600 0 21600 21600 0 21600 Z N"/>
        </draw:custom-shape>
        <draw:custom-shape svg:x="2.32813in" svg:y="3.74961in" svg:width="2.97721in" svg:height="0.37214in" draw:id="id48" draw:style-name="a470" draw:name="Text 2">
          <svg:title/>
          <svg:desc/>
          <text:p text:style-name="a469" text:class-names="" text:cond-style-name=""><text:span text:style-name="a467" text:class-names="">داده‌ها</text:span><text:span text:style-name="a468" text:class-names=""/></text:p>
          <draw:enhanced-geometry xmlns:dr3d="urn:oasis:names:tc:opendocument:xmlns:dr3d:1.0" draw:type="non-primitive" svg:viewBox="0 0 21600 21600" draw:enhanced-path="M 0 0 L 21600 0 21600 21600 0 21600 Z N"/>
        </draw:custom-shape>
        <draw:custom-shape svg:x="1.15234in" svg:y="4.37474in" svg:width="4.15299in" svg:height="2.02474in" draw:id="id49" draw:style-name="a474" draw:name="Text 3">
          <svg:title/>
          <svg:desc/>
          <text:p text:style-name="a473" text:class-names="" text:cond-style-name=""><text:span text:style-name="a471" text:class-names="">داده‌ها قلب یادگیری ماشین هستند. داده ها می توانند ساخت یافته، بدون ساختار یا نیمه ساختار یافته باشند. پیش پردازش داده ها شامل پاکسازی، نرمال سازی و کاهش ابعاد است.</text:span><text:span text:style-name="a472" text:class-names=""/></text:p>
          <draw:enhanced-geometry xmlns:dr3d="urn:oasis:names:tc:opendocument:xmlns:dr3d:1.0" draw:type="non-primitive" svg:viewBox="0 0 21600 21600" draw:enhanced-path="M 0 0 L 21600 0 21600 21600 0 21600 Z N"/>
        </draw:custom-shape>
        <draw:custom-shape svg:x="7.1069in" svg:y="3.74961in" svg:width="2.97721in" svg:height="0.37214in" draw:id="id50" draw:style-name="a478" draw:name="Text 4">
          <svg:title/>
          <svg:desc/>
          <text:p text:style-name="a477" text:class-names="" text:cond-style-name=""><text:span text:style-name="a475" text:class-names="">الگوریتم‌ها</text:span><text:span text:style-name="a476" text:class-names=""/></text:p>
          <draw:enhanced-geometry xmlns:dr3d="urn:oasis:names:tc:opendocument:xmlns:dr3d:1.0" draw:type="non-primitive" svg:viewBox="0 0 21600 21600" draw:enhanced-path="M 0 0 L 21600 0 21600 21600 0 21600 Z N"/>
        </draw:custom-shape>
        <draw:custom-shape svg:x="5.93112in" svg:y="4.37474in" svg:width="4.15299in" svg:height="2.02474in" draw:id="id51" draw:style-name="a482" draw:name="Text 5">
          <svg:title/>
          <svg:desc/>
          <text:p text:style-name="a481" text:class-names="" text:cond-style-name=""><text:span text:style-name="a479" text:class-names="">الگوریتم‌ها مغز یادگیری ماشین هستند. انواع مختلفی از الگوریتم‌ها وجود دارد. رگرسیون، طبقه بندی و خوشه بندی از انواع مهم هستند. انتخاب الگوریتم مناسب برای هر مسئله بسیار مهم است.</text:span><text:span text:style-name="a480" text:class-names=""/></text:p>
          <draw:enhanced-geometry xmlns:dr3d="urn:oasis:names:tc:opendocument:xmlns:dr3d:1.0" draw:type="non-primitive" svg:viewBox="0 0 21600 21600" draw:enhanced-path="M 0 0 L 21600 0 21600 21600 0 21600 Z N"/>
        </draw:custom-shape>
        <draw:custom-shape svg:x="11.88568in" svg:y="3.74961in" svg:width="2.97721in" svg:height="0.37214in" draw:id="id52" draw:style-name="a487" draw:name="Text 6">
          <svg:title/>
          <svg:desc/>
          <text:p text:style-name="a484" text:class-names="" text:cond-style-name=""><text:span text:style-name="a483" text:class-names="">ویژگی </text:span></text:p>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10.7099in" svg:y="4.37474in" svg:width="4.15299in" svg:height="2.44105in" draw:id="id53" draw:style-name="a492" draw:name="Text 7">
          <svg:title/>
          <svg:desc/>
          <text:p text:style-name="a491" text:class-names="" text:cond-style-name=""><text:span text:style-name="a488" text:class-names="">ویژگی‌ها یا متغیرها، مشخصه‌های خاصی از داده‌ها هستند که برای آموزش مدل استفاده می‌شوند. به عنوان مثال، در یک مجموعه داده‌ی مربوط به مسکن، ویژگی‌ها می‌توانند شامل متراژ، تعداد اتاق‌ها و محل جغرافیایی باشند.</text:span><text:span text:style-name="a489" text:class-names=""><text:line-break/></text:span><text:span text:style-name="a490" text:class-names=""/></text:p>
          <draw:enhanced-geometry xmlns:dr3d="urn:oasis:names:tc:opendocument:xmlns:dr3d:1.0" draw:type="non-primitive" svg:viewBox="0 0 21600 21600" draw:enhanced-path="M 0 0 L 21600 0 21600 21600 0 21600 Z N"/>
        </draw:custom-shape>
        <presentation:notes draw:style-name="a498">
          <draw:page-thumbnail draw:page-number="8" svg:x="0in" svg:y="0in" svg:width="0in" svg:height="0in" presentation:class="page" draw:id="id54" presentation:style-name="a493" draw:name="Slide Image Placeholder 1">
            <svg:title/>
            <svg:desc/>
          </draw:page-thumbnail>
          <draw:frame draw:id="id55" presentation:style-name="a494" draw:name="Notes Placeholder 2" svg:x="0in" svg:y="0in" svg:width="0in" svg:height="0in" presentation:class="notes" presentation:placeholder="true">
            <draw:text-box/>
            <svg:title/>
            <svg:desc/>
          </draw:frame>
          <draw:frame draw:id="id56" presentation:style-name="a497" draw:name="Slide Number Placeholder 3" svg:x="0in" svg:y="0in" svg:width="0in" svg:height="0in" presentation:class="page-number" presentation:placeholder="false">
            <draw:text-box>
              <text:p text:style-name="a496" text:class-names="" text:cond-style-name=""><text:span text:style-name="a495" text:class-names=""><text:page-number style:num-format="1" text:fixed="false">5</text:page-number></text:span></text:p>
            </draw:text-box>
            <svg:title/>
            <svg:desc/>
          </draw:frame>
        </presentation:notes>
      </draw:page>
      <draw:page draw:name="Slide11" draw:style-name="a500" draw:master-page-name="Master1-Layout3-cust-Slide-2-master" presentation:presentation-page-layout-name="Master1-PPL3" draw:id="Slide-266">
        <draw:custom-shape svg:x="0.26667in" svg:y="1.67695in" svg:width="15.46667in" svg:height="5.64609in" draw:id="id57" draw:style-name="a503" draw:name="Shape 0">
          <svg:title/>
          <svg:desc/>
          <text:p text:style-name="a502" text:class-names="" text:cond-style-name=""><text:span text:style-name="a5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9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58" draw:style-name="a512" draw:name="TextBox 3" svg:x="0.60526in" svg:y="3.11324in" svg:width="4.55263in" svg:height="2.52441in">
          <draw:text-box>
            <text:p text:style-name="a505" text:class-names="" text:cond-style-name=""><text:span text:style-name="a504" text:class-names="">لیبل ها</text:span></text:p>
            <text:p text:style-name="a507" text:class-names="" text:cond-style-name=""><text:span text:style-name="a506" text:class-names=""/></text:p>
            <text:p text:style-name="a511" text:class-names="" text:cond-style-name=""><text:span text:style-name="a508" text:class-names="">در یادگیری نظارت‌شده، برچسب‌ها مقادیر هدفی هستند که مدل سعی می‌کند آن‌ها را پیش‌بینی کند. به عنوان مثال، در یک مسئله‌ی طبقه‌بندی، برچسب‌ها می‌توانند نشان‌دهنده‌ی کلاس‌های مختلفی مانند "گربه" یا "سگ" باشند.</text:span><text:span text:style-name="a509" text:class-names=""><text:line-break/></text:span><text:span text:style-name="a510" text:class-names=""/></text:p>
          </draw:text-box>
          <svg:title/>
          <svg:desc/>
        </draw:frame>
        <draw:frame draw:id="id59" draw:style-name="a533" draw:name="TextBox 5" svg:x="5.49649in" svg:y="3.12287in" svg:width="4.55263in" svg:height="2.22148in">
          <draw:text-box>
            <text:p text:style-name="a514" text:class-names="" text:cond-style-name=""><text:span text:style-name="a513" text:class-names="">ارزیابی</text:span></text:p>
            <text:p text:style-name="a516" text:class-names="" text:cond-style-name=""><text:span text:style-name="a515" text:class-names=""/></text:p>
            <text:p text:style-name="a532" text:class-names="" text:cond-style-name=""><text:span text:style-name="a517" text:class-names="">پس از آموزش مدل، باید عملکرد آن بر روی داده‌های جدید ارزیابی شود. این کار با استفاده از معیارهایی مانند <text:s text:c="1"/>دقت<text:s text:c="1"/></text:span><text:span text:style-name="a518" text:class-names="">Accuracy</text:span><text:span text:style-name="a519" text:class-names=""><text:s text:c="1"/></text:span><text:span text:style-name="a520" text:class-names=""><text:s text:c="1"/></text:span><text:span text:style-name="a521" text:class-names="">دقت</text:span><text:span text:style-name="a522" text:class-names="">Precision<text:s text:c="1"/></text:span><text:span text:style-name="a523" text:class-names="">یادآوری<text:s text:c="1"/></text:span><text:span text:style-name="a524" text:class-names="">Recall</text:span><text:span text:style-name="a525" text:class-names=""><text:s text:c="1"/></text:span><text:span text:style-name="a526" text:class-names=""><text:s text:c="1"/></text:span><text:span text:style-name="a527" text:class-names="">و<text:s text:c="1"/></text:span><text:span text:style-name="a528" text:class-names="">F1-Score</text:span><text:span text:style-name="a529" text:class-names=""><text:s text:c="1"/></text:span><text:span text:style-name="a530" text:class-names=""><text:s text:c="1"/></text:span><text:span text:style-name="a531" text:class-names="">انجام می‌شود. </text:span></text:p>
          </draw:text-box>
          <svg:title/>
          <svg:desc/>
        </draw:frame>
        <draw:frame draw:id="id60" draw:style-name="a541" draw:name="TextBox 6" svg:x="10.49173in" svg:y="3.13134in" svg:width="4.55263in" svg:height="1.91855in">
          <draw:text-box>
            <text:p text:style-name="a535" text:class-names="" text:cond-style-name=""><text:span text:style-name="a534" text:class-names="">پیش‌پردازش داده‌ها</text:span></text:p>
            <text:p text:style-name="a537" text:class-names="" text:cond-style-name=""><text:span text:style-name="a536" text:class-names=""/></text:p>
            <text:p text:style-name="a540" text:class-names="" text:cond-style-name=""><text:span text:style-name="a538" text:class-names="">قبل از آموزش مدل، داده‌ها باید پاک‌سازی و آماده‌سازی شوند. این فرآیند شامل مراحلی مانند حذف داده‌های گم‌شده، نرمال‌سازی داده‌ها و تبدیل ویژگی‌ها است.</text:span><text:span text:style-name="a539" text:class-names=""/></text:p>
          </draw:text-box>
          <svg:title/>
          <svg:desc/>
        </draw:frame>
      </draw:page>
      <draw:page draw:name="Slide18" draw:style-name="a543" draw:master-page-name="Master1-Layout3-cust-Slide-2-master" presentation:presentation-page-layout-name="Master1-PPL3" draw:id="Slide-273">
        <draw:custom-shape svg:x="0.26667in" svg:y="1.67695in" svg:width="15.46667in" svg:height="5.64609in" draw:id="id61" draw:style-name="a546" draw:name="Shape 0">
          <svg:title/>
          <svg:desc/>
          <text:p text:style-name="a545" text:class-names="" text:cond-style-name=""><text:span text:style-name="a5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9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62" draw:style-name="a555" draw:name="TextBox 5" svg:x="7.96116in" svg:y="2.19914in" svg:width="7.15576in" svg:height="0.50488in">
          <draw:text-box>
            <text:p text:style-name="a554" text:class-names="" text:cond-style-name=""><text:span text:style-name="a547" text:class-names="">دسته</text:span><text:span text:style-name="a548" text:class-names=""><text:s text:c="1"/></text:span><text:span text:style-name="a549" text:class-names="">‌بندی<text:s text:c="1"/></text:span><text:span text:style-name="a550" text:class-names="">کلی الگوریتم‌های یادگیری<text:s text:c="1"/></text:span><text:span text:style-name="a551" text:class-names="">ماشین</text:span><text:span text:style-name="a552" text:class-names=""><text:s text:c="1"/>:<text:s text:c="1"/></text:span><text:span text:style-name="a553" text:class-names=""/></text:p>
          </draw:text-box>
          <svg:title/>
          <svg:desc/>
        </draw:frame>
        <draw:custom-shape svg:x="9.41353in" svg:y="2.84965in" svg:width="5.6253in" svg:height="4.19053in" draw:id="id63" draw:style-name="a578" draw:name="Rectangle 2">
          <svg:title/>
          <svg:desc/>
          <text:p text:style-name="a559" text:class-names="" text:cond-style-name=""><text:span text:style-name="a556" text:class-names="">الگوریتم‌های یادگیری ماشین به سه دسته کلی تقسیم<text:s text:c="1"/></text:span><text:span text:style-name="a557" text:class-names="">می‌شوند<text:line-break/>یادگیری<text:s text:c="1"/></text:span><text:span text:style-name="a558" text:class-names="">نظارت‌شده</text:span></text:p>
          <text:p text:style-name="a562" text:class-names="" text:cond-style-name=""><text:span text:style-name="a560" text:class-names="">یادگیری<text:s text:c="1"/></text:span><text:span text:style-name="a561" text:class-names="">بدون نظارت</text:span></text:p>
          <text:p text:style-name="a565" text:class-names="" text:cond-style-name=""><text:span text:style-name="a563" text:class-names="">یادگیری تقویتی<text:line-break/></text:span><text:span text:style-name="a564" text:class-names=""/></text:p>
          <text:p text:style-name="a569" text:class-names="" text:cond-style-name=""><text:span text:style-name="a566" text:class-names="">سایر دسته‌بندی‌های<text:s text:c="1"/></text:span><text:span text:style-name="a567" text:class-names="">:</text:span><text:span text:style-name="a568" text:class-names=""/></text:p>
          <text:p text:style-name="a571" text:class-names="" text:cond-style-name=""><text:span text:style-name="a570" text:class-names="">یادگیری نیمه‌نظارت‌شده</text:span></text:p>
          <text:p text:style-name="a574" text:class-names="" text:cond-style-name=""><text:span text:style-name="a572" text:class-names="">یادگیری<text:s text:c="1"/></text:span><text:span text:style-name="a573" text:class-names="">انتقالی</text:span></text:p>
          <text:p text:style-name="a577" text:class-names="" text:cond-style-name=""><text:span text:style-name="a575" text:class-names="">...</text:span><text:span text:style-name="a576" text:class-names=""/></text:p>
          <draw:enhanced-geometry xmlns:dr3d="urn:oasis:names:tc:opendocument:xmlns:dr3d:1.0" draw:type="non-primitive" svg:viewBox="0 0 21600 21600" draw:enhanced-path="M 0 0 L 21600 0 21600 21600 0 21600 Z N"/>
        </draw:custom-shape>
      </draw:page>
      <draw:page draw:name="Slide 3" draw:style-name="a580" draw:master-page-name="Master1-Layout4-cust-Slide-3-master" presentation:presentation-page-layout-name="Master1-PPL4" draw:id="Slide-258">
        <draw:custom-shape svg:x="0.26667in" svg:y="1.6832in" svg:width="15.46667in" svg:height="5.63346in" draw:id="id64" draw:style-name="a581" draw:name="Shape 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9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53685in" svg:y="2.37904in" svg:width="10.31081in" svg:height="0.74427in" draw:id="id65" draw:style-name="a585" draw:name="Text 1">
          <svg:title/>
          <svg:desc/>
          <text:p text:style-name="a584" text:class-names="" text:cond-style-name=""><text:span text:style-name="a582" text:class-names="">یادگیری نظارت شده (Supervised Learning)</text:span><text:span text:style-name="a583" text:class-names=""/></text:p>
          <draw:enhanced-geometry xmlns:dr3d="urn:oasis:names:tc:opendocument:xmlns:dr3d:1.0" draw:type="non-primitive" svg:viewBox="0 0 21600 21600" draw:enhanced-path="M 0 0 L 21600 0 21600 21600 0 21600 Z N"/>
        </draw:custom-shape>
        <draw:custom-shape svg:x="1.15234in" svg:y="3.50286in" svg:width="13.69531in" svg:height="0.8099in" draw:id="id66" draw:style-name="a589" draw:name="Text 2">
          <svg:title/>
          <svg:desc/>
          <text:p text:style-name="a588" text:class-names="" text:cond-style-name=""><text:span text:style-name="a586" text:class-names="">یادگیری نظارت شده از داده های برچسب دار برای آموزش مدل استفاده می کند. هدف، پیش بینی خروجی برای داده های جدید است. در این روش، مدل با استفاده از داده‌های آموزشی که دارای برچسب هستند، آموزش داده می‌شود.</text:span><text:span text:style-name="a587" text:class-names=""/></text:p>
          <draw:enhanced-geometry xmlns:dr3d="urn:oasis:names:tc:opendocument:xmlns:dr3d:1.0" draw:type="non-primitive" svg:viewBox="0 0 21600 21600" draw:enhanced-path="M 0 0 L 21600 0 21600 21600 0 21600 Z N"/>
        </draw:custom-shape>
        <draw:custom-shape svg:x="11.04818in" svg:y="4.88203in" svg:width="2.97721in" svg:height="0.37214in" draw:id="id67" draw:style-name="a593" draw:name="Text 4">
          <svg:title/>
          <svg:desc/>
          <text:p text:style-name="a592" text:class-names="" text:cond-style-name=""><text:span text:style-name="a590" text:class-names="">رگرسیون خطی</text:span><text:span text:style-name="a591" text:class-names=""/></text:p>
          <draw:enhanced-geometry xmlns:dr3d="urn:oasis:names:tc:opendocument:xmlns:dr3d:1.0" draw:type="non-primitive" svg:viewBox="0 0 21600 21600" draw:enhanced-path="M 0 0 L 21600 0 21600 21600 0 21600 Z N"/>
        </draw:custom-shape>
        <draw:custom-shape svg:x="10.45117in" svg:y="5.40599in" svg:width="3.57422in" svg:height="1.21484in" draw:id="id68" draw:style-name="a597" draw:name="Text 5">
          <svg:title/>
          <svg:desc/>
          <text:p text:style-name="a596" text:class-names="" text:cond-style-name=""><text:span text:style-name="a594" text:class-names="">برای پیش بینی مقادیر پیوسته استفاده می‌شود. مثال: پیش بینی قیمت خانه بر اساس متراژ.</text:span><text:span text:style-name="a595" text:class-names=""/></text:p>
          <draw:enhanced-geometry xmlns:dr3d="urn:oasis:names:tc:opendocument:xmlns:dr3d:1.0" draw:type="non-primitive" svg:viewBox="0 0 21600 21600" draw:enhanced-path="M 0 0 L 21600 0 21600 21600 0 21600 Z N"/>
        </draw:custom-shape>
        <draw:custom-shape svg:x="6.3987in" svg:y="4.88203in" svg:width="2.97721in" svg:height="0.37214in" draw:id="id69" draw:style-name="a601" draw:name="Text 7">
          <svg:title/>
          <svg:desc/>
          <text:p text:style-name="a600" text:class-names="" text:cond-style-name=""><text:span text:style-name="a598" text:class-names="">رگرسیون لجستیک</text:span><text:span text:style-name="a599" text:class-names=""/></text:p>
          <draw:enhanced-geometry xmlns:dr3d="urn:oasis:names:tc:opendocument:xmlns:dr3d:1.0" draw:type="non-primitive" svg:viewBox="0 0 21600 21600" draw:enhanced-path="M 0 0 L 21600 0 21600 21600 0 21600 Z N"/>
        </draw:custom-shape>
        <draw:custom-shape svg:x="5.80169in" svg:y="5.40599in" svg:width="3.57422in" svg:height="0.8099in" draw:id="id70" draw:style-name="a605" draw:name="Text 8">
          <svg:title/>
          <svg:desc/>
          <text:p text:style-name="a604" text:class-names="" text:cond-style-name=""><text:span text:style-name="a602" text:class-names="">برای طبقه بندی استفاده می‌شود. مثال: تشخیص ایمیل‌های اسپم.</text:span><text:span text:style-name="a603" text:class-names=""/></text:p>
          <draw:enhanced-geometry xmlns:dr3d="urn:oasis:names:tc:opendocument:xmlns:dr3d:1.0" draw:type="non-primitive" svg:viewBox="0 0 21600 21600" draw:enhanced-path="M 0 0 L 21600 0 21600 21600 0 21600 Z N"/>
        </draw:custom-shape>
        <draw:custom-shape svg:x="1.16523in" svg:y="4.88203in" svg:width="3.5612in" svg:height="0.37214in" draw:id="id71" draw:style-name="a609" draw:name="Text 10">
          <svg:title/>
          <svg:desc/>
          <text:p text:style-name="a608" text:class-names="" text:cond-style-name=""><text:span text:style-name="a606" text:class-names="">ماشین‌های بردار پشتیبان (SVM)</text:span><text:span text:style-name="a607" text:class-names=""/></text:p>
          <draw:enhanced-geometry xmlns:dr3d="urn:oasis:names:tc:opendocument:xmlns:dr3d:1.0" draw:type="non-primitive" svg:viewBox="0 0 21600 21600" draw:enhanced-path="M 0 0 L 21600 0 21600 21600 0 21600 Z N"/>
        </draw:custom-shape>
        <draw:custom-shape svg:x="1.15221in" svg:y="5.40599in" svg:width="3.57422in" svg:height="0.8099in" draw:id="id72" draw:style-name="a613" draw:name="Text 11">
          <svg:title/>
          <svg:desc/>
          <text:p text:style-name="a612" text:class-names="" text:cond-style-name=""><text:span text:style-name="a610" text:class-names="">برای طبقه بندی و رگرسیون استفاده می‌شود. مثال: تشخیص چهره.</text:span><text:span text:style-name="a611" text:class-names=""/></text:p>
          <draw:enhanced-geometry xmlns:dr3d="urn:oasis:names:tc:opendocument:xmlns:dr3d:1.0" draw:type="non-primitive" svg:viewBox="0 0 21600 21600" draw:enhanced-path="M 0 0 L 21600 0 21600 21600 0 21600 Z N"/>
        </draw:custom-shape>
        <presentation:notes draw:style-name="a619">
          <draw:page-thumbnail draw:page-number="11" svg:x="0in" svg:y="0in" svg:width="0in" svg:height="0in" presentation:class="page" draw:id="id73" presentation:style-name="a614" draw:name="Slide Image Placeholder 1">
            <svg:title/>
            <svg:desc/>
          </draw:page-thumbnail>
          <draw:frame draw:id="id74" presentation:style-name="a615" draw:name="Notes Placeholder 2" svg:x="0in" svg:y="0in" svg:width="0in" svg:height="0in" presentation:class="notes" presentation:placeholder="true">
            <draw:text-box/>
            <svg:title/>
            <svg:desc/>
          </draw:frame>
          <draw:frame draw:id="id75" presentation:style-name="a618" draw:name="Slide Number Placeholder 3" svg:x="0in" svg:y="0in" svg:width="0in" svg:height="0in" presentation:class="page-number" presentation:placeholder="false">
            <draw:text-box>
              <text:p text:style-name="a617" text:class-names="" text:cond-style-name=""><text:span text:style-name="a616" text:class-names=""><text:page-number style:num-format="1" text:fixed="false">8</text:page-number></text:span></text:p>
            </draw:text-box>
            <svg:title/>
            <svg:desc/>
          </draw:frame>
        </presentation:notes>
      </draw:page>
      <draw:page draw:name="Slide20" draw:style-name="a621" draw:master-page-name="Master1-Layout4-cust-Slide-3-master" presentation:presentation-page-layout-name="Master1-PPL4" draw:id="Slide-275">
        <draw:custom-shape svg:x="0.38317in" svg:y="1.6832in" svg:width="15.46667in" svg:height="5.63346in" draw:id="id76" draw:style-name="a622" draw:name="Shape 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9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85437in" svg:y="2.32894in" svg:width="8in" svg:height="4.94785in" draw:id="id77" draw:style-name="a699" draw:name="Rectangle 4">
          <svg:title/>
          <svg:desc/>
          <text:p text:style-name="a626" text:class-names="" text:cond-style-name=""><text:span text:style-name="a623" text:class-names="">طبقه‌بندی</text:span><text:span text:style-name="a624" text:class-names=""><text:s text:c="1"/></text:span><text:span text:style-name="a625" text:class-names="">(Classification)</text:span></text:p>
          <text:p text:style-name="a634" text:class-names="" text:cond-style-name=""><text:span text:style-name="a627" text:class-names=""><text:line-break/></text:span><text:span text:style-name="a628" text:class-names="">پیش‌بینی</text:span><text:span text:style-name="a629" text:class-names=""><text:s text:c="1"/></text:span><text:span text:style-name="a630" text:class-names="">برچسب‌های</text:span><text:span text:style-name="a631" text:class-names=""><text:s text:c="1"/></text:span><text:span text:style-name="a632" text:class-names="">گسسته</text:span><text:span text:style-name="a633" text:class-names=""/></text:p>
          <text:p text:style-name="a636" text:class-names="" text:cond-style-name=""><text:span text:style-name="a635" text:class-names=""/></text:p>
          <text:p text:style-name="a642" text:class-names="" text:cond-style-name=""><text:span text:style-name="a637" text:class-names="">کاربرد<text:s text:c="1"/></text:span><text:span text:style-name="a638" text:class-names="">‌</text:span><text:span text:style-name="a639" text:class-names="">ها</text:span><text:span text:style-name="a640" text:class-names=""><text:s text:c="1"/>:</text:span><text:span text:style-name="a641" text:class-names=""/></text:p>
          <text:p text:style-name="a653" text:class-names="" text:cond-style-name=""><text:span text:style-name="a643" text:class-names="">تشخیص</text:span><text:span text:style-name="a644" text:class-names=""><text:s text:c="1"/></text:span><text:span text:style-name="a645" text:class-names="">ایمیل</text:span><text:span text:style-name="a646" text:class-names=""><text:s text:c="1"/></text:span><text:span text:style-name="a647" text:class-names="">اسپم</text:span><text:span text:style-name="a648" text:class-names=""><text:s text:c="1"/>(</text:span><text:span text:style-name="a649" text:class-names="">بله</text:span><text:span text:style-name="a650" text:class-names="">/</text:span><text:span text:style-name="a651" text:class-names="">خیر</text:span><text:span text:style-name="a652" text:class-names="">) <text:s text:c="1"/></text:span></text:p>
          <text:p text:style-name="a664" text:class-names="" text:cond-style-name=""><text:span text:style-name="a654" text:class-names="">تشخیص</text:span><text:span text:style-name="a655" text:class-names=""><text:s text:c="1"/></text:span><text:span text:style-name="a656" text:class-names="">بیماری</text:span><text:span text:style-name="a657" text:class-names=""><text:s text:c="1"/></text:span><text:span text:style-name="a658" text:class-names="">از</text:span><text:span text:style-name="a659" text:class-names=""><text:s text:c="1"/></text:span><text:span text:style-name="a660" text:class-names="">تصاویر</text:span><text:span text:style-name="a661" text:class-names=""><text:s text:c="1"/></text:span><text:span text:style-name="a662" text:class-names="">پزشکی</text:span><text:span text:style-name="a663" text:class-names=""><text:s text:c="2"/></text:span></text:p>
          <text:p text:style-name="a671" text:class-names="" text:cond-style-name=""><text:span text:style-name="a665" text:class-names="">تحلیل</text:span><text:span text:style-name="a666" text:class-names=""><text:s text:c="1"/></text:span><text:span text:style-name="a667" text:class-names="">احساسات</text:span><text:span text:style-name="a668" text:class-names=""><text:s text:c="1"/></text:span><text:span text:style-name="a669" text:class-names="">متن</text:span><text:span text:style-name="a670" text:class-names=""><text:s text:c="2"/></text:span></text:p>
          <text:p text:style-name="a673" text:class-names="" text:cond-style-name=""><text:span text:style-name="a672" text:class-names=""/></text:p>
          <text:p text:style-name="a676" text:class-names="" text:cond-style-name=""><text:span text:style-name="a674" text:class-names="">الگوریتم‌ها</text:span><text:span text:style-name="a675" text:class-names=""/></text:p>
          <text:p text:style-name="a681" text:class-names="" text:cond-style-name=""><text:span text:style-name="a677" text:class-names="">رگرسیون</text:span><text:span text:style-name="a678" text:class-names=""><text:s text:c="1"/></text:span><text:span text:style-name="a679" text:class-names="">لجستیک</text:span><text:span text:style-name="a680" text:class-names=""><text:s text:c="2"/></text:span></text:p>
          <text:p text:style-name="a688" text:class-names="" text:cond-style-name=""><text:span text:style-name="a682" text:class-names="">ماشین</text:span><text:span text:style-name="a683" text:class-names=""><text:s text:c="1"/></text:span><text:span text:style-name="a684" text:class-names="">بردار</text:span><text:span text:style-name="a685" text:class-names=""><text:s text:c="1"/></text:span><text:span text:style-name="a686" text:class-names="">پشتیبان</text:span><text:span text:style-name="a687" text:class-names=""><text:s text:c="1"/>(SVM) <text:s text:c="1"/></text:span></text:p>
          <text:p text:style-name="a693" text:class-names="" text:cond-style-name=""><text:span text:style-name="a689" text:class-names="">درخت</text:span><text:span text:style-name="a690" text:class-names=""><text:s text:c="1"/></text:span><text:span text:style-name="a691" text:class-names="">تصمیم</text:span><text:span text:style-name="a692" text:class-names=""><text:s text:c="2"/></text:span></text:p>
          <text:p text:style-name="a698" text:class-names="" text:cond-style-name=""><text:span text:style-name="a694" text:class-names="">شبکه‌های</text:span><text:span text:style-name="a695" text:class-names=""><text:s text:c="1"/></text:span><text:span text:style-name="a696" text:class-names="">عصبی</text:span><text:span text:style-name="a697" text:class-names=""><text:s text:c="1"/></text:span></text:p>
          <draw:enhanced-geometry xmlns:dr3d="urn:oasis:names:tc:opendocument:xmlns:dr3d:1.0" draw:type="non-primitive" svg:viewBox="0 0 21600 21600" draw:enhanced-path="M 0 0 L 21600 0 21600 21600 0 21600 Z N"/>
        </draw:custom-shape>
        <draw:custom-shape svg:x="-1.72816in" svg:y="2.32894in" svg:width="8in" svg:height="4.64492in" draw:id="id78" draw:style-name="a767" draw:name="Rectangle 7">
          <svg:title/>
          <svg:desc/>
          <text:p text:style-name="a704" text:class-names="" text:cond-style-name=""><text:span text:style-name="a700" text:class-names="">رگرسیون</text:span><text:span text:style-name="a701" text:class-names=""><text:s text:c="1"/></text:span><text:span text:style-name="a702" text:class-names="">(Regression</text:span><text:span text:style-name="a703" text:class-names="">)</text:span></text:p>
          <text:p text:style-name="a712" text:class-names="" text:cond-style-name=""><text:span text:style-name="a705" text:class-names=""><text:line-break/></text:span><text:span text:style-name="a706" text:class-names="">پیش‌بینی</text:span><text:span text:style-name="a707" text:class-names=""><text:s text:c="1"/></text:span><text:span text:style-name="a708" text:class-names="">مقادیر</text:span><text:span text:style-name="a709" text:class-names=""><text:s text:c="1"/></text:span><text:span text:style-name="a710" text:class-names="">پیوسته</text:span><text:span text:style-name="a711" text:class-names=""/></text:p>
          <text:p text:style-name="a714" text:class-names="" text:cond-style-name=""><text:span text:style-name="a713" text:class-names=""/></text:p>
          <text:p text:style-name="a720" text:class-names="" text:cond-style-name=""><text:span text:style-name="a715" text:class-names="">کاربرد<text:s text:c="1"/></text:span><text:span text:style-name="a716" text:class-names="">‌</text:span><text:span text:style-name="a717" text:class-names="">ها</text:span><text:span text:style-name="a718" text:class-names=""><text:s text:c="1"/>:</text:span><text:span text:style-name="a719" text:class-names=""/></text:p>
          <text:p text:style-name="a727" text:class-names="" text:cond-style-name=""><text:span text:style-name="a721" text:class-names="">پیش‌بینی</text:span><text:span text:style-name="a722" text:class-names=""><text:s text:c="1"/></text:span><text:span text:style-name="a723" text:class-names="">قیمت</text:span><text:span text:style-name="a724" text:class-names=""><text:s text:c="1"/></text:span><text:span text:style-name="a725" text:class-names="">مسکن</text:span><text:span text:style-name="a726" text:class-names=""><text:s text:c="2"/></text:span></text:p>
          <text:p text:style-name="a734" text:class-names="" text:cond-style-name=""><text:span text:style-name="a728" text:class-names="">پیش‌بینی</text:span><text:span text:style-name="a729" text:class-names=""><text:s text:c="1"/></text:span><text:span text:style-name="a730" text:class-names="">دمای</text:span><text:span text:style-name="a731" text:class-names=""><text:s text:c="1"/></text:span><text:span text:style-name="a732" text:class-names="">هوا</text:span><text:span text:style-name="a733" text:class-names=""><text:s text:c="2"/></text:span></text:p>
          <text:p text:style-name="a741" text:class-names="" text:cond-style-name=""><text:span text:style-name="a735" text:class-names="">تخمین</text:span><text:span text:style-name="a736" text:class-names=""><text:s text:c="1"/></text:span><text:span text:style-name="a737" text:class-names="">زمان</text:span><text:span text:style-name="a738" text:class-names=""><text:s text:c="1"/></text:span><text:span text:style-name="a739" text:class-names="">تحویل</text:span><text:span text:style-name="a740" text:class-names=""><text:s text:c="2"/></text:span></text:p>
          <text:p text:style-name="a743" text:class-names="" text:cond-style-name=""><text:span text:style-name="a742" text:class-names=""/></text:p>
          <text:p text:style-name="a749" text:class-names="" text:cond-style-name=""><text:span text:style-name="a744" text:class-names="">الگوریتم</text:span><text:span text:style-name="a745" text:class-names=""><text:s text:c="1"/></text:span><text:span text:style-name="a746" text:class-names="">‌</text:span><text:span text:style-name="a747" text:class-names="">ها</text:span><text:span text:style-name="a748" text:class-names=""/></text:p>
          <text:p text:style-name="a754" text:class-names="" text:cond-style-name=""><text:span text:style-name="a750" text:class-names="">رگرسیون</text:span><text:span text:style-name="a751" text:class-names=""><text:s text:c="1"/></text:span><text:span text:style-name="a752" text:class-names="">خطی</text:span><text:span text:style-name="a753" text:class-names=""><text:s text:c="2"/></text:span></text:p>
          <text:p text:style-name="a759" text:class-names="" text:cond-style-name=""><text:span text:style-name="a755" text:class-names="">رگرسیون</text:span><text:span text:style-name="a756" text:class-names=""><text:s text:c="1"/></text:span><text:span text:style-name="a757" text:class-names="">چندجمله‌ای</text:span><text:span text:style-name="a758" text:class-names=""><text:s text:c="2"/></text:span></text:p>
          <text:p text:style-name="a766" text:class-names="" text:cond-style-name=""><text:span text:style-name="a760" text:class-names="">درخت</text:span><text:span text:style-name="a761" text:class-names=""><text:s text:c="1"/></text:span><text:span text:style-name="a762" text:class-names="">تصمیم</text:span><text:span text:style-name="a763" text:class-names=""><text:s text:c="1"/></text:span><text:span text:style-name="a764" text:class-names="">رگرسیونی</text:span><text:span text:style-name="a765" text:class-names=""><text:s text:c="1"/></text:span></text:p>
          <draw:enhanced-geometry xmlns:dr3d="urn:oasis:names:tc:opendocument:xmlns:dr3d:1.0" draw:type="non-primitive" svg:viewBox="0 0 21600 21600" draw:enhanced-path="M 0 0 L 21600 0 21600 21600 0 21600 Z N"/>
        </draw:custom-shape>
        <presentation:notes draw:style-name="a773">
          <draw:page-thumbnail draw:page-number="12" svg:x="0in" svg:y="0in" svg:width="0in" svg:height="0in" presentation:class="page" draw:id="id79" presentation:style-name="a768" draw:name="Slide Image Placeholder 1">
            <svg:title/>
            <svg:desc/>
          </draw:page-thumbnail>
          <draw:frame draw:id="id80" presentation:style-name="a769" draw:name="Notes Placeholder 2" svg:x="0in" svg:y="0in" svg:width="0in" svg:height="0in" presentation:class="notes" presentation:placeholder="true">
            <draw:text-box/>
            <svg:title/>
            <svg:desc/>
          </draw:frame>
          <draw:frame draw:id="id81" presentation:style-name="a772" draw:name="Slide Number Placeholder 3" svg:x="0in" svg:y="0in" svg:width="0in" svg:height="0in" presentation:class="page-number" presentation:placeholder="false">
            <draw:text-box>
              <text:p text:style-name="a771" text:class-names="" text:cond-style-name=""><text:span text:style-name="a770" text:class-names=""><text:page-number style:num-format="1" text:fixed="false">9</text:page-number></text:span></text:p>
            </draw:text-box>
            <svg:title/>
            <svg:desc/>
          </draw:frame>
        </presentation:notes>
      </draw:page>
      <draw:page draw:name="Slide 4" draw:style-name="a775" draw:master-page-name="Master1-Layout5-cust-Slide-4-master" presentation:presentation-page-layout-name="Master1-PPL5" draw:id="Slide-259">
        <draw:custom-shape svg:x="0.26667in" svg:y="0.74492in" svg:width="15.46667in" svg:height="7.51003in" draw:id="id82" draw:style-name="a778" draw:name="Shape 0">
          <svg:title/>
          <svg:desc/>
          <text:p text:style-name="a777" text:class-names="" text:cond-style-name=""><text:span text:style-name="a7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2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3.03971in" svg:y="1.44076in" svg:width="11.80794in" svg:height="0.74427in" draw:id="id83" draw:style-name="a782" draw:name="Text 1">
          <svg:title/>
          <svg:desc/>
          <text:p text:style-name="a781" text:class-names="" text:cond-style-name=""><text:span text:style-name="a779" text:class-names="">یادگیری غیر نظارت شده (Unsupervised Learning)</text:span><text:span text:style-name="a780" text:class-names=""/></text:p>
          <draw:enhanced-geometry xmlns:dr3d="urn:oasis:names:tc:opendocument:xmlns:dr3d:1.0" draw:type="non-primitive" svg:viewBox="0 0 21600 21600" draw:enhanced-path="M 0 0 L 21600 0 21600 21600 0 21600 Z N"/>
        </draw:custom-shape>
        <draw:custom-shape svg:x="10.9849in" svg:y="4.68372in" svg:width="2.97721in" svg:height="0.37214in" draw:id="id84" draw:style-name="a786" draw:name="Text 3">
          <svg:title/>
          <svg:desc/>
          <text:p text:style-name="a785" text:class-names="" text:cond-style-name=""><text:span text:style-name="a783" text:class-names="">خوشه بندی K-means</text:span><text:span text:style-name="a784" text:class-names=""/></text:p>
          <draw:enhanced-geometry xmlns:dr3d="urn:oasis:names:tc:opendocument:xmlns:dr3d:1.0" draw:type="non-primitive" svg:viewBox="0 0 21600 21600" draw:enhanced-path="M 0 0 L 21600 0 21600 21600 0 21600 Z N"/>
        </draw:custom-shape>
        <draw:custom-shape svg:x="1.15234in" svg:y="5.1849in" svg:width="12.80977in" svg:height="0.40495in" draw:id="id85" draw:style-name="a790" draw:name="Text 4">
          <svg:title/>
          <svg:desc/>
          <text:p text:style-name="a789" text:class-names="" text:cond-style-name=""><text:span text:style-name="a787" text:class-names="">برای گروه بندی داده ها استفاده می‌شود. مثال: بخش بندی مشتریان.</text:span><text:span text:style-name="a788" text:class-names=""/></text:p>
          <draw:enhanced-geometry xmlns:dr3d="urn:oasis:names:tc:opendocument:xmlns:dr3d:1.0" draw:type="non-primitive" svg:viewBox="0 0 21600 21600" draw:enhanced-path="M 0 0 L 21600 0 21600 21600 0 21600 Z N"/>
        </draw:custom-shape>
        <draw:custom-shape svg:x="10.59466in" svg:y="6.58954in" svg:width="3.36745in" svg:height="0.37214in" draw:id="id86" draw:style-name="a794" draw:name="Text 6">
          <svg:title/>
          <svg:desc/>
          <text:p text:style-name="a793" text:class-names="" text:cond-style-name=""><text:span text:style-name="a791" text:class-names="">تحلیل مولفه های اصلی (PCA)</text:span><text:span text:style-name="a792" text:class-names=""/></text:p>
          <draw:enhanced-geometry xmlns:dr3d="urn:oasis:names:tc:opendocument:xmlns:dr3d:1.0" draw:type="non-primitive" svg:viewBox="0 0 21600 21600" draw:enhanced-path="M 0 0 L 21600 0 21600 21600 0 21600 Z N"/>
        </draw:custom-shape>
        <draw:custom-shape svg:x="1.15234in" svg:y="7.20337in" svg:width="12.80977in" svg:height="0.40495in" draw:id="id87" draw:style-name="a798" draw:name="Text 7">
          <svg:title/>
          <svg:desc/>
          <text:p text:style-name="a797" text:class-names="" text:cond-style-name=""><text:span text:style-name="a795" text:class-names="">برای کاهش ابعاد داده ها استفاده می‌شود.</text:span><text:span text:style-name="a796" text:class-names=""/></text:p>
          <draw:enhanced-geometry xmlns:dr3d="urn:oasis:names:tc:opendocument:xmlns:dr3d:1.0" draw:type="non-primitive" svg:viewBox="0 0 21600 21600" draw:enhanced-path="M 0 0 L 21600 0 21600 21600 0 21600 Z N"/>
        </draw:custom-shape>
        <draw:custom-shape svg:x="1.15234in" svg:y="2.51227in" svg:width="13.69531in" svg:height="0.40495in" draw:id="id88" draw:style-name="a810" draw:name="Text 11">
          <svg:title/>
          <svg:desc/>
          <text:p text:style-name="a800" text:class-names="" text:cond-style-name=""><text:span text:style-name="a799" text:class-names="">در یادگیری غیرنظارت‌شده هیچ برچسب یا هدف مشخصی وجود ندارد و مدل باید به‌طور خودکار اطلاعات مفید را از داده‌ها استخراج کند.</text:span></text:p>
          <text:p text:style-name="a802" text:class-names="" text:cond-style-name=""><text:span text:style-name="a801" text:class-names=""/></text:p>
          <text:p text:style-name="a804" text:class-names="" text:cond-style-name=""><text:span text:style-name="a803" text:class-names=""><text:s text:c="1"/>نمونه‌های کاربردی</text:span></text:p>
          <text:p text:style-name="a807" text:class-names="" text:cond-style-name=""><text:span text:style-name="a805" text:class-names=""><text:s text:c="1"/>بازار یابی( گروه‌بندی مشتریان بر اساس رفتار خرید ) و زیست‌شناسی ( دسته‌بندی ژن‌ها با الگوهای بیان مشابه )</text:span><text:span text:style-name="a806" text:class-names=""/></text:p>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presentation:notes draw:style-name="a816">
          <draw:page-thumbnail draw:page-number="13" svg:x="0in" svg:y="0in" svg:width="0in" svg:height="0in" presentation:class="page" draw:id="id89" presentation:style-name="a811" draw:name="Slide Image Placeholder 1">
            <svg:title/>
            <svg:desc/>
          </draw:page-thumbnail>
          <draw:frame draw:id="id90" presentation:style-name="a812" draw:name="Notes Placeholder 2" svg:x="0in" svg:y="0in" svg:width="0in" svg:height="0in" presentation:class="notes" presentation:placeholder="true">
            <draw:text-box/>
            <svg:title/>
            <svg:desc/>
          </draw:frame>
          <draw:frame draw:id="id91" presentation:style-name="a815" draw:name="Slide Number Placeholder 3" svg:x="0in" svg:y="0in" svg:width="0in" svg:height="0in" presentation:class="page-number" presentation:placeholder="false">
            <draw:text-box>
              <text:p text:style-name="a814" text:class-names="" text:cond-style-name=""><text:span text:style-name="a813" text:class-names=""><text:page-number style:num-format="1" text:fixed="false">10</text:page-number></text:span></text:p>
            </draw:text-box>
            <svg:title/>
            <svg:desc/>
          </draw:frame>
        </presentation:notes>
      </draw:page>
      <draw:page draw:name="Slide19" draw:style-name="a818" draw:master-page-name="Master1-Layout5-cust-Slide-4-master" presentation:presentation-page-layout-name="Master1-PPL5" draw:id="Slide-274">
        <draw:custom-shape svg:x="0.26667in" svg:y="0.74492in" svg:width="15.46667in" svg:height="7.51003in" draw:id="id92" draw:style-name="a821" draw:name="Shape 0">
          <svg:title/>
          <svg:desc/>
          <text:p text:style-name="a820" text:class-names="" text:cond-style-name=""><text:span text:style-name="a8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2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69603in" svg:y="1.3857in" svg:width="13.69531in" svg:height="5.70168in" draw:id="id93" draw:style-name="a857" draw:name="Text 11">
          <svg:title/>
          <svg:desc/>
          <text:p text:style-name="a825" text:class-names="" text:cond-style-name=""><text:span text:style-name="a822" text:class-names="">دسته‌بندی اصلی الگوریتم‌های یادگیری بدون<text:s text:c="1"/></text:span><text:span text:style-name="a823" text:class-names="">نظارت :</text:span><text:span text:style-name="a824" text:class-names=""/></text:p>
          <text:p text:style-name="a830" text:class-names="" text:cond-style-name=""><text:span text:style-name="a826" text:class-names=""><text:line-break/>خوشه‌بندی :</text:span><text:span text:style-name="a827" text:class-names=""><text:line-break/>تقسیم داده‌ها به گروه‌های مشابه بر اساس شباهت‌ها</text:span><text:span text:style-name="a828" text:class-names="">.<text:line-break/><text:s text:c="1"/></text:span><text:span text:style-name="a829" text:class-names="">K-Means، DBSCAN، Hierarchical Clustering.</text:span></text:p>
          <text:p text:style-name="a840" text:class-names="" text:cond-style-name=""><text:span text:style-name="a831" text:class-names=""><text:line-break/>کاهش ابعاد :</text:span><text:span text:style-name="a832" text:class-names=""><text:line-break/>کاهش تعداد ویژگی‌ها برای ساده‌سازی داده‌ها و جلوگیری از اضافه‌بار محاسباتی.<text:line-break/></text:span><text:span text:style-name="a833" text:class-names="">PCA</text:span><text:span text:style-name="a834" text:class-names=""><text:s text:c="1"/></text:span><text:span text:style-name="a835" text:class-names="">، t-SNE</text:span><text:span text:style-name="a836" text:class-names=""><text:s text:c="1"/></text:span><text:span text:style-name="a837" text:class-names="">،<text:s text:c="1"/></text:span><text:span text:style-name="a838" text:class-names="">Autoencoders</text:span><text:span text:style-name="a839" text:class-names="">.</text:span></text:p>
          <text:p text:style-name="a848" text:class-names="" text:cond-style-name=""><text:span text:style-name="a841" text:class-names=""><text:line-break/>کشف<text:s text:c="1"/></text:span><text:span text:style-name="a842" text:class-names="">قوانین<text:s text:c="1"/></text:span><text:span text:style-name="a843" text:class-names="">انجمنی :</text:span><text:span text:style-name="a844" text:class-names=""><text:line-break/>یافتن روابط بین متغیرها در داده‌های بزرگ.<text:line-break/></text:span><text:span text:style-name="a845" text:class-names=""><text:s text:c="1"/></text:span><text:span text:style-name="a846" text:class-names="">Apriori</text:span><text:span text:style-name="a847" text:class-names="">، FP-Growth.</text:span></text:p>
          <text:p text:style-name="a853" text:class-names="" text:cond-style-name=""><text:span text:style-name="a849" text:class-names=""><text:line-break/>مدلسازی احتمالاتی :</text:span><text:span text:style-name="a850" text:class-names=""><text:line-break/>مدلسازی توزیع داده‌ها با روش‌های آماری.<text:line-break/></text:span><text:span text:style-name="a851" text:class-names="">Gaussian<text:s text:c="1"/></text:span><text:span text:style-name="a852" text:class-names="">Mixture Models، Hidden Markov Models.</text:span></text:p>
          <text:p text:style-name="a856" text:class-names="" text:cond-style-name=""><text:span text:style-name="a854" text:class-names=""><text:line-break/></text:span><text:span text:style-name="a855" text:class-names=""/></text:p>
          <draw:enhanced-geometry xmlns:dr3d="urn:oasis:names:tc:opendocument:xmlns:dr3d:1.0" draw:type="non-primitive" svg:viewBox="0 0 21600 21600" draw:enhanced-path="M 0 0 L 21600 0 21600 21600 0 21600 Z N"/>
        </draw:custom-shape>
        <presentation:notes draw:style-name="a863">
          <draw:page-thumbnail draw:page-number="14" svg:x="0in" svg:y="0in" svg:width="0in" svg:height="0in" presentation:class="page" draw:id="id94" presentation:style-name="a858" draw:name="Slide Image Placeholder 1">
            <svg:title/>
            <svg:desc/>
          </draw:page-thumbnail>
          <draw:frame draw:id="id95" presentation:style-name="a859" draw:name="Notes Placeholder 2" svg:x="0in" svg:y="0in" svg:width="0in" svg:height="0in" presentation:class="notes" presentation:placeholder="true">
            <draw:text-box/>
            <svg:title/>
            <svg:desc/>
          </draw:frame>
          <draw:frame draw:id="id96" presentation:style-name="a862" draw:name="Slide Number Placeholder 3" svg:x="0in" svg:y="0in" svg:width="0in" svg:height="0in" presentation:class="page-number" presentation:placeholder="false">
            <draw:text-box>
              <text:p text:style-name="a861" text:class-names="" text:cond-style-name=""><text:span text:style-name="a860" text:class-names=""><text:page-number style:num-format="1" text:fixed="false">11</text:page-number></text:span></text:p>
            </draw:text-box>
            <svg:title/>
            <svg:desc/>
          </draw:frame>
        </presentation:notes>
      </draw:page>
      <draw:page draw:name="Slide 5" draw:style-name="a865" draw:master-page-name="Master1-Layout6-cust-Slide-5-master" presentation:presentation-page-layout-name="Master1-PPL6" draw:id="Slide-260">
        <draw:custom-shape svg:x="1.21966in" svg:y="0.26667in" svg:width="13.56068in" svg:height="8.4901in" draw:id="id97" draw:style-name="a866" draw:name="Shape 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0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11563in" svg:y="0.87682in" svg:width="8.88815in" svg:height="0.65247in" draw:id="id98" draw:style-name="a870" draw:name="Text 1">
          <svg:title/>
          <svg:desc/>
          <text:p text:style-name="a869" text:class-names="" text:cond-style-name=""><text:span text:style-name="a867" text:class-names="">یادگیری تقویتی (Reinforcement Learning)</text:span><text:span text:style-name="a868" text:class-names=""/></text:p>
          <draw:enhanced-geometry xmlns:dr3d="urn:oasis:names:tc:opendocument:xmlns:dr3d:1.0" draw:type="non-primitive" svg:viewBox="0 0 21600 21600" draw:enhanced-path="M 0 0 L 21600 0 21600 21600 0 21600 Z N"/>
        </draw:custom-shape>
        <draw:custom-shape svg:x="9.9513in" svg:y="2.08398in" svg:width="2.61029in" svg:height="0.3263in" draw:id="id99" draw:style-name="a874" draw:name="Text 2">
          <svg:title/>
          <svg:desc/>
          <text:p text:style-name="a873" text:class-names="" text:cond-style-name=""><text:span text:style-name="a871" text:class-names="">عامل (Agent)</text:span><text:span text:style-name="a872" text:class-names=""/></text:p>
          <draw:enhanced-geometry xmlns:dr3d="urn:oasis:names:tc:opendocument:xmlns:dr3d:1.0" draw:type="non-primitive" svg:viewBox="0 0 21600 21600" draw:enhanced-path="M 0 0 L 21600 0 21600 21600 0 21600 Z N"/>
        </draw:custom-shape>
        <draw:custom-shape svg:x="1.99622in" svg:y="2.54336in" svg:width="10.56536in" svg:height="0.35495in" draw:id="id100" draw:style-name="a878" draw:name="Text 3">
          <svg:title/>
          <svg:desc/>
          <text:p text:style-name="a877" text:class-names="" text:cond-style-name=""><text:span text:style-name="a875" text:class-names="">تصمیم گیرنده</text:span><text:span text:style-name="a876" text:class-names=""/></text:p>
          <draw:enhanced-geometry xmlns:dr3d="urn:oasis:names:tc:opendocument:xmlns:dr3d:1.0" draw:type="non-primitive" svg:viewBox="0 0 21600 21600" draw:enhanced-path="M 0 0 L 21600 0 21600 21600 0 21600 Z N"/>
        </draw:custom-shape>
        <draw:custom-shape svg:x="9.9513in" svg:y="3.41523in" svg:width="2.61029in" svg:height="0.3263in" draw:id="id101" draw:style-name="a882" draw:name="Text 4">
          <svg:title/>
          <svg:desc/>
          <text:p text:style-name="a881" text:class-names="" text:cond-style-name=""><text:span text:style-name="a879" text:class-names="">محیط (Environment)</text:span><text:span text:style-name="a880" text:class-names=""/></text:p>
          <draw:enhanced-geometry xmlns:dr3d="urn:oasis:names:tc:opendocument:xmlns:dr3d:1.0" draw:type="non-primitive" svg:viewBox="0 0 21600 21600" draw:enhanced-path="M 0 0 L 21600 0 21600 21600 0 21600 Z N"/>
        </draw:custom-shape>
        <draw:custom-shape svg:x="1.99622in" svg:y="3.87461in" svg:width="10.56536in" svg:height="0.35495in" draw:id="id102" draw:style-name="a887" draw:name="Text 5">
          <svg:title/>
          <svg:desc/>
          <text:p text:style-name="a886" text:class-names="" text:cond-style-name=""><text:span text:style-name="a883" text:class-names="">فضایی</text:span><text:span text:style-name="a884" text:class-names=""><text:s text:c="1"/>که عامل در آن عمل می کند</text:span><text:span text:style-name="a885" text:class-names=""/></text:p>
          <draw:enhanced-geometry xmlns:dr3d="urn:oasis:names:tc:opendocument:xmlns:dr3d:1.0" draw:type="non-primitive" svg:viewBox="0 0 21600 21600" draw:enhanced-path="M 0 0 L 21600 0 21600 21600 0 21600 Z N"/>
        </draw:custom-shape>
        <draw:custom-shape svg:x="9.9513in" svg:y="4.74648in" svg:width="2.61029in" svg:height="0.3263in" draw:id="id103" draw:style-name="a891" draw:name="Text 6">
          <svg:title/>
          <svg:desc/>
          <text:p text:style-name="a890" text:class-names="" text:cond-style-name=""><text:span text:style-name="a888" text:class-names="">پاداش (Reward)</text:span><text:span text:style-name="a889" text:class-names=""/></text:p>
          <draw:enhanced-geometry xmlns:dr3d="urn:oasis:names:tc:opendocument:xmlns:dr3d:1.0" draw:type="non-primitive" svg:viewBox="0 0 21600 21600" draw:enhanced-path="M 0 0 L 21600 0 21600 21600 0 21600 Z N"/>
        </draw:custom-shape>
        <draw:custom-shape svg:x="1.99622in" svg:y="5.20586in" svg:width="10.56536in" svg:height="0.35495in" draw:id="id104" draw:style-name="a895" draw:name="Text 7">
          <svg:title/>
          <svg:desc/>
          <text:p text:style-name="a894" text:class-names="" text:cond-style-name=""><text:span text:style-name="a892" text:class-names="">بازخوردی که عامل دریافت می‌کند</text:span><text:span text:style-name="a893" text:class-names=""/></text:p>
          <draw:enhanced-geometry xmlns:dr3d="urn:oasis:names:tc:opendocument:xmlns:dr3d:1.0" draw:type="non-primitive" svg:viewBox="0 0 21600 21600" draw:enhanced-path="M 0 0 L 21600 0 21600 21600 0 21600 Z N"/>
        </draw:custom-shape>
        <draw:custom-shape svg:x="9.9513in" svg:y="6.07773in" svg:width="2.61029in" svg:height="0.3263in" draw:id="id105" draw:style-name="a899" draw:name="Text 8">
          <svg:title/>
          <svg:desc/>
          <text:p text:style-name="a898" text:class-names="" text:cond-style-name=""><text:span text:style-name="a896" text:class-names="">سیاست (Policy)</text:span><text:span text:style-name="a897" text:class-names=""/></text:p>
          <draw:enhanced-geometry xmlns:dr3d="urn:oasis:names:tc:opendocument:xmlns:dr3d:1.0" draw:type="non-primitive" svg:viewBox="0 0 21600 21600" draw:enhanced-path="M 0 0 L 21600 0 21600 21600 0 21600 Z N"/>
        </draw:custom-shape>
        <draw:custom-shape svg:x="1.99622in" svg:y="6.53711in" svg:width="10.56536in" svg:height="0.35495in" draw:id="id106" draw:style-name="a903" draw:name="Text 9">
          <svg:title/>
          <svg:desc/>
          <text:p text:style-name="a902" text:class-names="" text:cond-style-name=""><text:span text:style-name="a900" text:class-names="">استراتژی انتخاب اقدامات توسط عامل</text:span><text:span text:style-name="a901" text:class-names=""/></text:p>
          <draw:enhanced-geometry xmlns:dr3d="urn:oasis:names:tc:opendocument:xmlns:dr3d:1.0" draw:type="non-primitive" svg:viewBox="0 0 21600 21600" draw:enhanced-path="M 0 0 L 21600 0 21600 21600 0 21600 Z N"/>
        </draw:custom-shape>
        <draw:custom-shape svg:x="1.99622in" svg:y="7.43672in" svg:width="12.00755in" svg:height="0.7099in" draw:id="id107" draw:style-name="a907" draw:name="Text 10">
          <svg:title/>
          <svg:desc/>
          <text:p text:style-name="a906" text:class-names="" text:cond-style-name=""><text:span text:style-name="a904" text:class-names="">یادگیری تقویتی از طریق آزمون و خطا یاد می گیرد. عامل در محیط عمل می کند و پاداش دریافت می کند. هدف، یادگیری سیاستی است که پاداش را به حداکثر می رساند.</text:span><text:span text:style-name="a905" text:class-names=""/></text:p>
          <draw:enhanced-geometry xmlns:dr3d="urn:oasis:names:tc:opendocument:xmlns:dr3d:1.0" draw:type="non-primitive" svg:viewBox="0 0 21600 21600" draw:enhanced-path="M 0 0 L 21600 0 21600 21600 0 21600 Z N"/>
        </draw:custom-shape>
        <draw:frame draw:id="id108" draw:style-name="a919" draw:name="TextBox 19" svg:x="4.28216in" svg:y="2.00072in" svg:width="3.78125in" svg:height="1.00977in">
          <draw:text-box>
            <text:p text:style-name="a914" text:class-names="" text:cond-style-name=""><text:span text:style-name="a908" text:class-names="">اقدام</text:span><text:span text:style-name="a909" text:class-names=""><text:s text:c="1"/></text:span><text:span text:style-name="a910" text:class-names="">(</text:span><text:span text:style-name="a911" text:class-names="">Action</text:span><text:span text:style-name="a912" text:class-names="">)<text:s text:c="1"/></text:span><text:span text:style-name="a913" text:class-names=""/></text:p>
            <text:p text:style-name="a916" text:class-names="" text:cond-style-name=""><text:span text:style-name="a915" text:class-names=""/></text:p>
            <text:p text:style-name="a918" text:class-names="" text:cond-style-name=""><text:span text:style-name="a917" text:class-names="">عملی که عامل انجام می‌دهد</text:span></text:p>
          </draw:text-box>
          <svg:title/>
          <svg:desc/>
        </draw:frame>
        <draw:frame draw:id="id109" draw:style-name="a932" draw:name="TextBox 21" svg:x="0.11393in" svg:y="3.55313in" svg:width="8in" svg:height="1.00977in">
          <draw:text-box>
            <text:p text:style-name="a922" text:class-names="" text:cond-style-name=""><text:span text:style-name="a920" text:class-names="">حالت</text:span><text:span text:style-name="a921" text:class-names=""><text:s text:c="1"/>(State)</text:span></text:p>
            <text:p text:style-name="a924" text:class-names="" text:cond-style-name=""><text:span text:style-name="a923" text:class-names=""/></text:p>
            <text:p text:style-name="a931" text:class-names="" text:cond-style-name=""><text:span text:style-name="a925" text:class-names="">وضعیت</text:span><text:span text:style-name="a926" text:class-names=""><text:s text:c="1"/></text:span><text:span text:style-name="a927" text:class-names="">فعلی</text:span><text:span text:style-name="a928" text:class-names=""><text:s text:c="1"/></text:span><text:span text:style-name="a929" text:class-names="">محیط</text:span><text:span text:style-name="a930" text:class-names=""/></text:p>
          </draw:text-box>
          <svg:title/>
          <svg:desc/>
        </draw:frame>
        <presentation:notes draw:style-name="a938">
          <draw:page-thumbnail draw:page-number="15" svg:x="0in" svg:y="0in" svg:width="0in" svg:height="0in" presentation:class="page" draw:id="id110" presentation:style-name="a933" draw:name="Slide Image Placeholder 1">
            <svg:title/>
            <svg:desc/>
          </draw:page-thumbnail>
          <draw:frame draw:id="id111" presentation:style-name="a934" draw:name="Notes Placeholder 2" svg:x="0in" svg:y="0in" svg:width="0in" svg:height="0in" presentation:class="notes" presentation:placeholder="true">
            <draw:text-box/>
            <svg:title/>
            <svg:desc/>
          </draw:frame>
          <draw:frame draw:id="id112" presentation:style-name="a937" draw:name="Slide Number Placeholder 3" svg:x="0in" svg:y="0in" svg:width="0in" svg:height="0in" presentation:class="page-number" presentation:placeholder="false">
            <draw:text-box>
              <text:p text:style-name="a936" text:class-names="" text:cond-style-name=""><text:span text:style-name="a935" text:class-names=""><text:page-number style:num-format="1" text:fixed="false">12</text:page-number></text:span></text:p>
            </draw:text-box>
            <svg:title/>
            <svg:desc/>
          </draw:frame>
        </presentation:notes>
      </draw:page>
      <draw:page draw:name="Slide12" draw:style-name="a940" draw:master-page-name="Master1-Layout7-cust-Slide-6-master" presentation:presentation-page-layout-name="Master1-PPL7" draw:id="Slide-267">
        <draw:custom-shape svg:x="0.26667in" svg:y="1.35495in" svg:width="15.46667in" svg:height="6.2901in" draw:id="id113" draw:style-name="a943" draw:name="Shape 0">
          <svg:title/>
          <svg:desc/>
          <text:p text:style-name="a942" text:class-names="" text:cond-style-name=""><text:span text:style-name="a9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12871in" svg:y="2.50575in" svg:width="8in" svg:height="4.03906in" draw:id="id114" draw:style-name="a959" draw:name="Rectangle 2">
          <svg:title/>
          <svg:desc/>
          <text:p text:style-name="a946" text:class-names="" text:cond-style-name=""><text:span text:style-name="a944" text:class-names="">کاربردها : <text:line-break/><text:line-break/></text:span><text:span text:style-name="a945" text:class-names=""/></text:p>
          <text:p text:style-name="a950" text:class-names="" text:cond-style-name=""><text:span text:style-name="a947" text:class-names="">بازی‌ها (مثل شطرنج یا آتاری</text:span><text:span text:style-name="a948" text:class-names="">)</text:span><text:span text:style-name="a949" text:class-names=""/></text:p>
          <text:p text:style-name="a954" text:class-names="" text:cond-style-name=""><text:span text:style-name="a951" text:class-names="">کنترل<text:s text:c="1"/></text:span><text:span text:style-name="a952" text:class-names="">ربات</text:span><text:span text:style-name="a953" text:class-names=""/></text:p>
          <text:p text:style-name="a956" text:class-names="" text:cond-style-name=""><text:span text:style-name="a955" text:class-names="">سیستم‌های پیشنهاددهنده</text:span></text:p>
          <text:p text:style-name="a958" text:class-names="" text:cond-style-name=""><text:span text:style-name="a957" text:class-names="">مدیریت منابع در شبکه‌ها</text:span></text:p>
          <draw:enhanced-geometry xmlns:dr3d="urn:oasis:names:tc:opendocument:xmlns:dr3d:1.0" draw:type="non-primitive" svg:viewBox="0 0 21600 21600" draw:enhanced-path="M 0 0 L 21600 0 21600 21600 0 21600 Z N"/>
        </draw:custom-shape>
        <draw:custom-shape svg:x="-2.38983in" svg:y="2.50575in" svg:width="8in" svg:height="3.73613in" draw:id="id115" draw:style-name="a972" draw:name="Rectangle 5">
          <svg:title/>
          <svg:desc/>
          <text:p text:style-name="a963" text:class-names="" text:cond-style-name=""><text:span text:style-name="a960" text:class-names="">الگوریتم‌های<text:s text:c="1"/></text:span><text:span text:style-name="a961" text:class-names="">رایج :<text:line-break/></text:span><text:span text:style-name="a962" text:class-names=""/></text:p>
          <text:p text:style-name="a965" text:class-names="" text:cond-style-name=""><text:span text:style-name="a964" text:class-names="">Q-Learning</text:span></text:p>
          <text:p text:style-name="a967" text:class-names="" text:cond-style-name=""><text:span text:style-name="a966" text:class-names="">Deep Q-Network (DQN)</text:span></text:p>
          <text:p text:style-name="a969" text:class-names="" text:cond-style-name=""><text:span text:style-name="a968" text:class-names="">Policy Gradient</text:span></text:p>
          <text:p text:style-name="a971" text:class-names="" text:cond-style-name=""><text:span text:style-name="a970" text:class-names="">Actor-Critic</text:span></text:p>
          <draw:enhanced-geometry xmlns:dr3d="urn:oasis:names:tc:opendocument:xmlns:dr3d:1.0" draw:type="non-primitive" svg:viewBox="0 0 21600 21600" draw:enhanced-path="M 0 0 L 21600 0 21600 21600 0 21600 Z N"/>
        </draw:custom-shape>
      </draw:page>
      <draw:page draw:name="Slide17" draw:style-name="a974" draw:master-page-name="Master1-Layout7-cust-Slide-6-master" presentation:presentation-page-layout-name="Master1-PPL7" draw:id="Slide-272">
        <draw:custom-shape svg:x="0.26667in" svg:y="1.35495in" svg:width="15.46667in" svg:height="6.2901in" draw:id="id116" draw:style-name="a977" draw:name="Shape 0">
          <svg:title/>
          <svg:desc/>
          <text:p text:style-name="a976" text:class-names="" text:cond-style-name=""><text:span text:style-name="a9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17" draw:style-name="a1090" draw:name="TextBox 3" svg:x="1.21875in" svg:y="2.45342in" svg:width="13.5625in" svg:height="1.85124in">
          <draw:text-box>
            <text:p text:style-name="a984" text:class-names="" text:cond-style-name=""><text:span text:style-name="a978" text:class-names="">یادگیری</text:span><text:span text:style-name="a979" text:class-names=""><text:s text:c="1"/></text:span><text:span text:style-name="a980" text:class-names="">نیمه</text:span><text:span text:style-name="a981" text:class-names=""><text:s text:c="1"/>‌</text:span><text:span text:style-name="a982" text:class-names="">نظارت‌شده</text:span><text:span text:style-name="a983" text:class-names=""><text:s text:c="1"/>(Semi-Supervised Learning)</text:span></text:p>
            <text:p text:style-name="a986" text:class-names="" text:cond-style-name=""><text:span text:style-name="a985" text:class-names=""/></text:p>
            <text:p text:style-name="a1089" text:class-names="" text:cond-style-name=""><text:span text:style-name="a987" text:class-names="">یادگیری</text:span><text:span text:style-name="a988" text:class-names=""><text:s text:c="1"/></text:span><text:span text:style-name="a989" text:class-names="">نیمه‌نظارت‌شده</text:span><text:span text:style-name="a990" text:class-names=""><text:s text:c="1"/></text:span><text:span text:style-name="a991" text:class-names="">ترکیبی</text:span><text:span text:style-name="a992" text:class-names=""><text:s text:c="1"/></text:span><text:span text:style-name="a993" text:class-names="">از</text:span><text:span text:style-name="a994" text:class-names=""><text:s text:c="1"/></text:span><text:span text:style-name="a995" text:class-names="">یادگیری</text:span><text:span text:style-name="a996" text:class-names=""><text:s text:c="1"/></text:span><text:span text:style-name="a997" text:class-names="">نظارت‌شده</text:span><text:span text:style-name="a998" text:class-names=""><text:s text:c="1"/>(Supervised Learning) و<text:s text:c="1"/></text:span><text:span text:style-name="a999" text:class-names="">یادگیری</text:span><text:span text:style-name="a1000" text:class-names=""><text:s text:c="1"/></text:span><text:span text:style-name="a1001" text:class-names="">غیرنظارت‌شده</text:span><text:span text:style-name="a1002" text:class-names="">(Unsupervised Learning)<text:s text:c="1"/></text:span><text:span text:style-name="a1003" text:class-names="">است</text:span><text:span text:style-name="a1004" text:class-names="">.<text:s text:c="1"/></text:span><text:span text:style-name="a1005" text:class-names="">در</text:span><text:span text:style-name="a1006" text:class-names=""><text:s text:c="1"/></text:span><text:span text:style-name="a1007" text:class-names="">این</text:span><text:span text:style-name="a1008" text:class-names=""><text:s text:c="1"/></text:span><text:span text:style-name="a1009" text:class-names="">روش</text:span><text:span text:style-name="a1010" text:class-names=""><text:s text:c="1"/>،<text:s text:c="1"/></text:span><text:span text:style-name="a1011" text:class-names="">از</text:span><text:span text:style-name="a1012" text:class-names=""><text:s text:c="1"/></text:span><text:span text:style-name="a1013" text:class-names="">داده‌های</text:span><text:span text:style-name="a1014" text:class-names=""><text:s text:c="1"/></text:span><text:span text:style-name="a1015" text:class-names="">برچسب‌گذاری‌شده</text:span><text:span text:style-name="a1016" text:class-names=""><text:s text:c="1"/>و<text:s text:c="1"/></text:span><text:span text:style-name="a1017" text:class-names="">بدون</text:span><text:span text:style-name="a1018" text:class-names=""><text:s text:c="1"/></text:span><text:span text:style-name="a1019" text:class-names="">برچسب</text:span><text:span text:style-name="a1020" text:class-names=""><text:s text:c="1"/></text:span><text:span text:style-name="a1021" text:class-names="">به‌طور</text:span><text:span text:style-name="a1022" text:class-names=""><text:s text:c="1"/></text:span><text:span text:style-name="a1023" text:class-names="">همزمان</text:span><text:span text:style-name="a1024" text:class-names=""><text:s text:c="1"/></text:span><text:span text:style-name="a1025" text:class-names="">استفاده</text:span><text:span text:style-name="a1026" text:class-names=""><text:s text:c="1"/></text:span><text:span text:style-name="a1027" text:class-names="">می‌شود</text:span><text:span text:style-name="a1028" text:class-names=""><text:s text:c="1"/></text:span><text:span text:style-name="a1029" text:class-names="">تا</text:span><text:span text:style-name="a1030" text:class-names=""><text:s text:c="1"/></text:span><text:span text:style-name="a1031" text:class-names="">مدل</text:span><text:span text:style-name="a1032" text:class-names=""><text:s text:c="1"/></text:span><text:span text:style-name="a1033" text:class-names="">بتواند</text:span><text:span text:style-name="a1034" text:class-names=""><text:s text:c="1"/></text:span><text:span text:style-name="a1035" text:class-names="">الگوهای</text:span><text:span text:style-name="a1036" text:class-names=""><text:s text:c="1"/></text:span><text:span text:style-name="a1037" text:class-names="">موجود</text:span><text:span text:style-name="a1038" text:class-names=""><text:s text:c="1"/></text:span><text:span text:style-name="a1039" text:class-names="">در</text:span><text:span text:style-name="a1040" text:class-names=""><text:s text:c="1"/></text:span><text:span text:style-name="a1041" text:class-names="">داده‌ها</text:span><text:span text:style-name="a1042" text:class-names=""><text:s text:c="1"/></text:span><text:span text:style-name="a1043" text:class-names="">را</text:span><text:span text:style-name="a1044" text:class-names=""><text:s text:c="1"/></text:span><text:span text:style-name="a1045" text:class-names="">بهتر</text:span><text:span text:style-name="a1046" text:class-names=""><text:s text:c="1"/></text:span><text:span text:style-name="a1047" text:class-names="">یاد</text:span><text:span text:style-name="a1048" text:class-names=""><text:s text:c="1"/></text:span><text:span text:style-name="a1049" text:class-names="">بگیرد</text:span><text:span text:style-name="a1050" text:class-names="">.<text:s text:c="1"/></text:span><text:span text:style-name="a1051" text:class-names="">این</text:span><text:span text:style-name="a1052" text:class-names=""><text:s text:c="1"/></text:span><text:span text:style-name="a1053" text:class-names="">روش</text:span><text:span text:style-name="a1054" text:class-names=""><text:s text:c="1"/></text:span><text:span text:style-name="a1055" text:class-names="">زمانی</text:span><text:span text:style-name="a1056" text:class-names=""><text:s text:c="1"/></text:span><text:span text:style-name="a1057" text:class-names="">مفید</text:span><text:span text:style-name="a1058" text:class-names=""><text:s text:c="1"/></text:span><text:span text:style-name="a1059" text:class-names="">است</text:span><text:span text:style-name="a1060" text:class-names=""><text:s text:c="1"/></text:span><text:span text:style-name="a1061" text:class-names="">که</text:span><text:span text:style-name="a1062" text:class-names=""><text:s text:c="1"/></text:span><text:span text:style-name="a1063" text:class-names="">داده‌های</text:span><text:span text:style-name="a1064" text:class-names=""><text:s text:c="1"/></text:span><text:span text:style-name="a1065" text:class-names="">برچسب‌گذاری‌شده</text:span><text:span text:style-name="a1066" text:class-names=""><text:s text:c="1"/></text:span><text:span text:style-name="a1067" text:class-names="">محدود</text:span><text:span text:style-name="a1068" text:class-names=""><text:s text:c="1"/></text:span><text:span text:style-name="a1069" text:class-names="">باشند</text:span><text:span text:style-name="a1070" text:class-names="">،<text:s text:c="1"/></text:span><text:span text:style-name="a1071" text:class-names="">اما</text:span><text:span text:style-name="a1072" text:class-names=""><text:s text:c="1"/></text:span><text:span text:style-name="a1073" text:class-names="">داده‌های</text:span><text:span text:style-name="a1074" text:class-names=""><text:s text:c="1"/></text:span><text:span text:style-name="a1075" text:class-names="">بدون</text:span><text:span text:style-name="a1076" text:class-names=""><text:s text:c="1"/></text:span><text:span text:style-name="a1077" text:class-names="">برچسب</text:span><text:span text:style-name="a1078" text:class-names=""><text:s text:c="1"/></text:span><text:span text:style-name="a1079" text:class-names="">به</text:span><text:span text:style-name="a1080" text:class-names=""><text:s text:c="1"/></text:span><text:span text:style-name="a1081" text:class-names="">وفور</text:span><text:span text:style-name="a1082" text:class-names=""><text:s text:c="1"/></text:span><text:span text:style-name="a1083" text:class-names="">در</text:span><text:span text:style-name="a1084" text:class-names=""><text:s text:c="1"/></text:span><text:span text:style-name="a1085" text:class-names="">دسترس</text:span><text:span text:style-name="a1086" text:class-names=""><text:s text:c="1"/></text:span><text:span text:style-name="a1087" text:class-names="">باشند</text:span><text:span text:style-name="a1088" text:class-names=""/></text:p>
          </draw:text-box>
          <svg:title/>
          <svg:desc/>
        </draw:frame>
        <draw:custom-shape svg:x="6.78125in" svg:y="4.35923in" svg:width="8in" svg:height="1.91855in" draw:id="id118" draw:style-name="a1107" draw:name="Rectangle 2">
          <svg:title/>
          <svg:desc/>
          <text:p text:style-name="a1106" text:class-names="" text:cond-style-name=""><text:span text:style-name="a1091" text:class-names=""><text:s text:c="1"/>کاربردها</text:span><text:span text:style-name="a1092" text:class-names=""><text:s text:c="1"/></text:span><text:span text:style-name="a1093" text:class-names=""><text:s text:c="2"/>:</text:span><text:span text:style-name="a1094" text:class-names=""><text:line-break/></text:span><text:span text:style-name="a1095" text:class-names=""><text:line-break/>تشخیص چهره</text:span><text:span text:style-name="a1096" text:class-names=""><text:line-break/></text:span><text:span text:style-name="a1097" text:class-names="">دسته ‌بندی<text:s text:c="1"/></text:span><text:span text:style-name="a1098" text:class-names="">متن و<text:s text:c="1"/></text:span><text:span text:style-name="a1099" text:class-names="">اسناد</text:span><text:span text:style-name="a1100" text:class-names=""><text:line-break/></text:span><text:span text:style-name="a1101" text:class-names="">تشخیص گفتار</text:span><text:span text:style-name="a1102" text:class-names=""><text:line-break/></text:span><text:span text:style-name="a1103" text:class-names=""><text:s text:c="1"/></text:span><text:span text:style-name="a1104" text:class-names="">و صداتحلیل احساسات در شبکه‌های اجتماعی</text:span><text:span text:style-name="a1105" text:class-names=""/></text:p>
          <draw:enhanced-geometry xmlns:dr3d="urn:oasis:names:tc:opendocument:xmlns:dr3d:1.0" draw:type="non-primitive" svg:viewBox="0 0 21600 21600" draw:enhanced-path="M 0 0 L 21600 0 21600 21600 0 21600 Z N"/>
        </draw:custom-shape>
        <draw:custom-shape svg:x="4.12165in" svg:y="4.51069in" svg:width="3.6935in" svg:height="1.61563in" draw:id="id119" draw:style-name="a1123" draw:name="Rectangle 1">
          <svg:title/>
          <svg:desc/>
          <text:p text:style-name="a1114" text:class-names="" text:cond-style-name=""><text:span text:style-name="a1108" text:class-names="">روش‌های<text:s text:c="1"/></text:span><text:span text:style-name="a1109" text:class-names="">رایج :<text:line-break/></text:span><text:span text:style-name="a1110" text:class-names=""><text:line-break/></text:span><text:span text:style-name="a1111" text:class-names="">برچسب‌گذاری خودکار</text:span><text:span text:style-name="a1112" text:class-names=""><text:s text:c="1"/>(Self-Training)</text:span><text:span text:style-name="a1113" text:class-names=""/></text:p>
          <text:p text:style-name="a1118" text:class-names="" text:cond-style-name=""><text:span text:style-name="a1115" text:class-names="">انتشار برچسب</text:span><text:span text:style-name="a1116" text:class-names=""><text:s text:c="1"/>(Label Propagation)</text:span><text:span text:style-name="a1117" text:class-names=""/></text:p>
          <text:p text:style-name="a1122" text:class-names="" text:cond-style-name=""><text:span text:style-name="a1119" text:class-names="">یادگیری هم‌زمان</text:span><text:span text:style-name="a1120" text:class-names=""><text:s text:c="1"/>(Co-Training)</text:span><text:span text:style-name="a1121" text:class-names=""/></text:p>
          <draw:enhanced-geometry xmlns:dr3d="urn:oasis:names:tc:opendocument:xmlns:dr3d:1.0" draw:type="non-primitive" svg:viewBox="0 0 21600 21600" draw:enhanced-path="M 0 0 L 21600 0 21600 21600 0 21600 Z N"/>
        </draw:custom-shape>
      </draw:page>
      <draw:page draw:name="Slide15" draw:style-name="a1125" draw:master-page-name="Master1-Layout7-cust-Slide-6-master" presentation:presentation-page-layout-name="Master1-PPL7" draw:id="Slide-270">
        <draw:custom-shape svg:x="0.26667in" svg:y="1.35495in" svg:width="15.46667in" svg:height="6.2901in" draw:id="id120" draw:style-name="a1128" draw:name="Shape 0">
          <svg:title/>
          <svg:desc/>
          <text:p text:style-name="a1127" text:class-names="" text:cond-style-name=""><text:span text:style-name="a11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21" draw:style-name="a1148" draw:name="TextBox 4" svg:x="1.01724in" svg:y="1.65567in" svg:width="14.00141in" svg:height="5.40225in">
          <draw:text-box>
            <text:p text:style-name="a1144" text:class-names="" text:cond-style-name=""><text:span text:style-name="a1129" text:class-names="">الگوهای<text:s text:c="1"/></text:span><text:span text:style-name="a1130" text:class-names="">یادگیری</text:span><text:span text:style-name="a1131" text:class-names=""><text:s text:c="1"/></text:span><text:span text:style-name="a1132" text:class-names="">نظارت</text:span><text:span text:style-name="a1133" text:class-names=""><text:s text:c="1"/></text:span><text:span text:style-name="a1134" text:class-names="">شده</text:span><text:span text:style-name="a1135" text:class-names=""><text:s text:c="1"/>(Supervised Learning)</text:span><text:span text:style-name="a1136" text:class-names=""><text:s text:c="1"/>:</text:span><text:span text:style-name="a1137" text:class-names=""><text:line-break/></text:span><text:span text:style-name="a1138" text:class-names=""><text:line-break/></text:span><text:span text:style-name="a1139" text:class-names="">طبقه‌بندی<text:s text:c="1"/></text:span><text:span text:style-name="a1140" text:class-names="">Classification</text:span><text:span text:style-name="a1141" text:class-names=""><text:line-break/></text:span><text:span text:style-name="a1142" text:class-names="">رگرسیون<text:s text:c="1"/></text:span><text:span text:style-name="a1143" text:class-names="">Regression</text:span></text:p>
            <text:p text:style-name="a1147" text:class-names="" text:cond-style-name=""><text:span text:style-name="a1145" text:class-names=""><text:line-break/><text:line-break/></text:span><text:span text:style-name="a1146" text:class-names=""/></text:p>
          </draw:text-box>
          <svg:title/>
          <svg:desc/>
        </draw:frame>
      </draw:page>
      <draw:page draw:name="Slide21" draw:style-name="a1150" draw:master-page-name="Master1-Layout7-cust-Slide-6-master" presentation:presentation-page-layout-name="Master1-PPL7" draw:id="Slide-276">
        <draw:custom-shape svg:x="0.26667in" svg:y="1.35495in" svg:width="15.46667in" svg:height="6.2901in" draw:id="id122" draw:style-name="a1153" draw:name="Shape 0">
          <svg:title/>
          <svg:desc/>
          <text:p text:style-name="a1152" text:class-names="" text:cond-style-name=""><text:span text:style-name="a11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2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23" draw:style-name="a1165" draw:name="TextBox 4" svg:x="1.01724in" svg:y="1.65567in" svg:width="14.00141in" svg:height="3.01667in">
          <draw:text-box>
            <text:p text:style-name="a1164" text:class-names="" text:cond-style-name=""><text:span text:style-name="a1154" text:class-names="">الگوریتم<text:s text:c="1"/></text:span><text:span text:style-name="a1155" text:class-names=""><text:s text:c="1"/>K</text:span><text:span text:style-name="a1156" text:class-names="">نزدیک‌ترین همسایه<text:s text:c="1"/></text:span><text:span text:style-name="a1157" text:class-names="">:<text:s text:c="1"/></text:span><text:span text:style-name="a1158" text:class-names="">(</text:span><text:span text:style-name="a1159" text:class-names=""><text:s text:c="1"/></text:span><text:span text:style-name="a1160" text:class-names="">KNN</text:span><text:span text:style-name="a1161" text:class-names=""><text:s text:c="1"/>)</text:span><text:span text:style-name="a1162" text:class-names=""><text:line-break/><text:line-break/><text:line-break/></text:span><text:span text:style-name="a1163" text:class-names=""/></text:p>
          </draw:text-box>
          <svg:title/>
          <svg:desc/>
        </draw:frame>
        <draw:custom-shape svg:x="7.46887in" svg:y="2.7601in" svg:width="7.91018in" svg:height="0.40391in" draw:id="id124" draw:style-name="a1172" draw:name="Rectangle 14">
          <svg:title/>
          <svg:desc/>
          <text:p text:style-name="a1171" text:class-names="" text:cond-style-name=""><text:span text:style-name="a1166" text:class-names="">با مقایسه داده جدید<text:s text:c="1"/></text:span><text:span text:style-name="a1167" text:class-names="">با همسایه‌های<text:s text:c="1"/></text:span><text:span text:style-name="a1168" text:class-names="">نزدیک، آن را به کلاسی با بیشترین فراوانی تخصیص<text:s text:c="1"/></text:span><text:span text:style-name="a1169" text:class-names="">می‌دهد</text:span><text:span text:style-name="a1170" text:class-names=""/></text:p>
          <draw:enhanced-geometry xmlns:dr3d="urn:oasis:names:tc:opendocument:xmlns:dr3d:1.0" draw:type="non-primitive" svg:viewBox="0 0 21600 21600" draw:enhanced-path="M 0 0 L 21600 0 21600 21600 0 21600 Z N"/>
        </draw:custom-shape>
        <draw:custom-shape svg:x="7.01865in" svg:y="3.51062in" svg:width="8in" svg:height="4.13443in" draw:id="id125" draw:style-name="a1197" draw:name="Rectangle 15">
          <svg:title/>
          <svg:desc/>
          <text:p text:style-name="a1177" text:class-names="" text:cond-style-name=""><text:span text:style-name="a1173" text:class-names="">۱. محاسبه<text:s text:c="1"/></text:span><text:span text:style-name="a1174" text:class-names="">فاصله</text:span><text:span text:style-name="a1175" text:class-names=""> </text:span><text:span text:style-name="a1176" text:class-names=""/></text:p>
          <text:p text:style-name="a1179" text:class-names="" text:cond-style-name=""><text:span text:style-name="a1178" text:class-names="">داده جدید با تمام داده‌های آموزشی مقایسه می‌شود</text:span></text:p>
          <text:p text:style-name="a1181" text:class-names="" text:cond-style-name=""><text:span text:style-name="a1180" text:class-names="">معیار: فاصله اقلیدسی</text:span></text:p>
          <text:p text:style-name="a1185" text:class-names="" text:cond-style-name=""><text:span text:style-name="a1182" text:class-names="">۲. انتخاب همسایه‌ها</text:span><text:span text:style-name="a1183" text:class-names=""> </text:span><text:span text:style-name="a1184" text:class-names=""/></text:p>
          <text:p text:style-name="a1188" text:class-names="" text:cond-style-name=""><text:span text:style-name="a1186" text:class-names="">K<text:s text:c="1"/></text:span><text:span text:style-name="a1187" text:class-names="">نقطه با کمترین فاصله انتخاب می‌شوند</text:span></text:p>
          <text:p text:style-name="a1192" text:class-names="" text:cond-style-name=""><text:span text:style-name="a1189" text:class-names="">۳. تخصیص کلاس</text:span><text:span text:style-name="a1190" text:class-names=""> </text:span><text:span text:style-name="a1191" text:class-names=""/></text:p>
          <text:p text:style-name="a1194" text:class-names="" text:cond-style-name=""><text:span text:style-name="a1193" text:class-names="">کلاس پرتکرار بین همسایه‌ها به داده جدید نسبت داده می‌شود</text:span></text:p>
          <text:p text:style-name="a1196" text:class-names="" text:cond-style-name=""><text:span text:style-name="a1195" text:class-names=""><text:line-break/></text:span></text:p>
          <draw:enhanced-geometry xmlns:dr3d="urn:oasis:names:tc:opendocument:xmlns:dr3d:1.0" draw:type="non-primitive" svg:viewBox="0 0 21600 21600" draw:enhanced-path="M 0 0 L 21600 0 21600 21600 0 21600 Z N"/>
        </draw:custom-shape>
      </draw:page>
      <draw:page draw:name="Slide 9" draw:style-name="a1199" draw:master-page-name="Master1-Layout10-cust-Slide-9-master" presentation:presentation-page-layout-name="Master1-PPL10" draw:id="Slide-264">
        <draw:custom-shape svg:x="0.26667in" svg:y="0.50078in" svg:width="15.46667in" svg:height="7.99844in" draw:id="id126" draw:style-name="a1200" draw:name="Shape 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9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8.82969in" svg:y="1.19661in" svg:width="6.01797in" svg:height="0.74427in" draw:id="id127" draw:style-name="a1204" draw:name="Text 1">
          <svg:title/>
          <svg:desc/>
          <text:p text:style-name="a1203" text:class-names="" text:cond-style-name=""><text:span text:style-name="a1201" text:class-names="">چالش ها در یادگیری ماشین</text:span><text:span text:style-name="a1202" text:class-names=""/></text:p>
          <draw:enhanced-geometry xmlns:dr3d="urn:oasis:names:tc:opendocument:xmlns:dr3d:1.0" draw:type="non-primitive" svg:viewBox="0 0 21600 21600" draw:enhanced-path="M 0 0 L 21600 0 21600 21600 0 21600 Z N"/>
        </draw:custom-shape>
        <draw:custom-shape svg:x="10.77617in" svg:y="2.7569in" svg:width="2.97721in" svg:height="0.37214in" draw:id="id128" draw:style-name="a1208" draw:name="Text 2">
          <svg:title/>
          <svg:desc/>
          <text:p text:style-name="a1207" text:class-names="" text:cond-style-name=""><text:span text:style-name="a1205" text:class-names="">بیش‌برازش (Overfitting)</text:span><text:span text:style-name="a1206" text:class-names=""/></text:p>
          <draw:enhanced-geometry xmlns:dr3d="urn:oasis:names:tc:opendocument:xmlns:dr3d:1.0" draw:type="non-primitive" svg:viewBox="0 0 21600 21600" draw:enhanced-path="M 0 0 L 21600 0 21600 21600 0 21600 Z N"/>
        </draw:custom-shape>
        <draw:custom-shape svg:x="10.77617in" svg:y="3.28086in" svg:width="4.07148in" svg:height="1.21484in" draw:id="id129" draw:style-name="a1212" draw:name="Text 3">
          <svg:title/>
          <svg:desc/>
          <text:p text:style-name="a1211" text:class-names="" text:cond-style-name=""><text:span text:style-name="a1209" text:class-names="">مدل به خوبی به داده های آموزش می پردازد، اما به خوبی به داده های جدید تعمیم نمی یابد.</text:span><text:span text:style-name="a1210" text:class-names=""/></text:p>
          <draw:enhanced-geometry xmlns:dr3d="urn:oasis:names:tc:opendocument:xmlns:dr3d:1.0" draw:type="non-primitive" svg:viewBox="0 0 21600 21600" draw:enhanced-path="M 0 0 L 21600 0 21600 21600 0 21600 Z N"/>
        </draw:custom-shape>
        <draw:custom-shape svg:x="8.77526in" svg:y="3.10781in" svg:width="0.37865in" svg:height="0.47331in" draw:id="id130" draw:style-name="a1215" draw:name="Text 4">
          <svg:title/>
          <svg:desc/>
          <text:p text:style-name="a1214" text:class-names="" text:cond-style-name=""><text:span text:style-name="a1213" text:class-names=""/></text:p>
          <draw:enhanced-geometry xmlns:dr3d="urn:oasis:names:tc:opendocument:xmlns:dr3d:1.0" draw:type="non-primitive" svg:viewBox="0 0 21600 21600" draw:enhanced-path="M 0 0 L 21600 0 21600 21600 0 21600 Z N"/>
        </draw:custom-shape>
        <draw:custom-shape svg:x="3.18802in" svg:y="2.60762in" svg:width="2.97721in" svg:height="0.37214in" draw:id="id131" draw:style-name="a1219" draw:name="Text 5">
          <svg:title/>
          <svg:desc/>
          <text:p text:style-name="a1218" text:class-names="" text:cond-style-name=""><text:span text:style-name="a1216" text:class-names="">کم‌برازش (Underfitting)</text:span><text:span text:style-name="a1217" text:class-names=""/></text:p>
          <draw:enhanced-geometry xmlns:dr3d="urn:oasis:names:tc:opendocument:xmlns:dr3d:1.0" draw:type="non-primitive" svg:viewBox="0 0 21600 21600" draw:enhanced-path="M 0 0 L 21600 0 21600 21600 0 21600 Z N"/>
        </draw:custom-shape>
        <draw:custom-shape svg:x="2.19583in" svg:y="3.36966in" svg:width="4.07135in" svg:height="1.51667in" draw:id="id132" draw:style-name="a1222" draw:name="Text 6">
          <svg:title/>
          <svg:desc/>
          <text:p text:style-name="a1221" text:class-names="" text:cond-style-name=""><text:span text:style-name="a1220" text:class-names="">مدل‌هایی که بیش از حد ساده هستند ممکن است نتوانند الگوهای موجود در داده‌ها را به درستی یاد بگیرند</text:span></text:p>
          <draw:enhanced-geometry xmlns:dr3d="urn:oasis:names:tc:opendocument:xmlns:dr3d:1.0" draw:type="non-primitive" svg:viewBox="0 0 21600 21600" draw:enhanced-path="M 0 0 L 21600 0 21600 21600 0 21600 Z N"/>
        </draw:custom-shape>
        <draw:frame draw:id="id133" draw:style-name="a1229" draw:name="TextBox 23" svg:x="10.77617in" svg:y="4.81615in" svg:width="2.97721in" svg:height="0.40391in">
          <draw:text-box>
            <text:p text:style-name="a1228" text:class-names="" text:cond-style-name=""><text:span text:style-name="a1223" text:class-names=""><text:s text:c="1"/></text:span><text:span text:style-name="a1224" text:class-names="">کیفیت</text:span><text:span text:style-name="a1225" text:class-names=""><text:s text:c="1"/></text:span><text:span text:style-name="a1226" text:class-names="">داده‌ها</text:span><text:span text:style-name="a1227" text:class-names=""><text:s text:c="1"/>(Data Quality)</text:span></text:p>
          </draw:text-box>
          <svg:title/>
          <svg:desc/>
        </draw:frame>
        <draw:frame draw:id="id134" draw:style-name="a1236" draw:name="TextBox 25" svg:x="10.38775in" svg:y="5.68965in" svg:width="4.30612in" svg:height="1.61563in">
          <draw:text-box>
            <text:list text:style-name="a1232">
              <text:list-item>
                <text:p text:style-name="a1231" text:class-names="" text:cond-style-name=""><text:span text:style-name="a1230" text:class-names=""><text:s text:c="1"/>داده‌های گم‌شده، نویز یا ناسازگاری در داده‌ها می‌تواند عملکرد مدل را به شدت تحت تأثیر قرار دهد</text:span></text:p>
              </text:list-item>
            </text:list>
            <text:p text:style-name="a1235" text:class-names="" text:cond-style-name=""><text:span text:style-name="a1233" text:class-names=""><text:line-break/></text:span><text:span text:style-name="a1234" text:class-names=""/></text:p>
          </draw:text-box>
          <svg:title/>
          <svg:desc/>
        </draw:frame>
        <draw:frame draw:id="id135" draw:style-name="a1245" draw:name="TextBox 29" svg:x="2.38775in" svg:y="5.42663in" svg:width="8in" svg:height="0.40391in">
          <draw:text-box>
            <text:p text:style-name="a1244" text:class-names="" text:cond-style-name=""><text:span text:style-name="a1237" text:class-names=""><text:s text:c="1"/></text:span><text:span text:style-name="a1238" text:class-names="">انتخاب</text:span><text:span text:style-name="a1239" text:class-names=""><text:s text:c="1"/></text:span><text:span text:style-name="a1240" text:class-names="">مدل</text:span><text:span text:style-name="a1241" text:class-names=""><text:s text:c="1"/></text:span><text:span text:style-name="a1242" text:class-names="">مناسب</text:span><text:span text:style-name="a1243" text:class-names=""><text:s text:c="1"/>(Model Selection)</text:span></text:p>
          </draw:text-box>
          <svg:title/>
          <svg:desc/>
        </draw:frame>
        <draw:frame draw:id="id136" draw:style-name="a1287" draw:name="TextBox 33" svg:x="2.19583in" svg:y="6.36334in" svg:width="4.07135in" svg:height="1.3127in">
          <draw:text-box>
            <text:p text:style-name="a1286" text:class-names="" text:cond-style-name=""><text:span text:style-name="a1246" text:class-names="">انتخاب</text:span><text:span text:style-name="a1247" text:class-names=""><text:s text:c="1"/></text:span><text:span text:style-name="a1248" text:class-names="">مدلی</text:span><text:span text:style-name="a1249" text:class-names=""><text:s text:c="1"/></text:span><text:span text:style-name="a1250" text:class-names="">که</text:span><text:span text:style-name="a1251" text:class-names=""><text:s text:c="1"/></text:span><text:span text:style-name="a1252" text:class-names="">بیش</text:span><text:span text:style-name="a1253" text:class-names=""><text:s text:c="1"/></text:span><text:span text:style-name="a1254" text:class-names="">از</text:span><text:span text:style-name="a1255" text:class-names=""><text:s text:c="1"/></text:span><text:span text:style-name="a1256" text:class-names="">حد</text:span><text:span text:style-name="a1257" text:class-names=""><text:s text:c="1"/></text:span><text:span text:style-name="a1258" text:class-names="">ساده</text:span><text:span text:style-name="a1259" text:class-names=""><text:s text:c="1"/></text:span><text:span text:style-name="a1260" text:class-names="">یا</text:span><text:span text:style-name="a1261" text:class-names=""><text:s text:c="1"/></text:span><text:span text:style-name="a1262" text:class-names="">بیش</text:span><text:span text:style-name="a1263" text:class-names=""><text:s text:c="1"/></text:span><text:span text:style-name="a1264" text:class-names="">از</text:span><text:span text:style-name="a1265" text:class-names=""><text:s text:c="1"/></text:span><text:span text:style-name="a1266" text:class-names="">حد</text:span><text:span text:style-name="a1267" text:class-names=""><text:s text:c="1"/></text:span><text:span text:style-name="a1268" text:class-names="">پیچیده</text:span><text:span text:style-name="a1269" text:class-names=""><text:s text:c="1"/></text:span><text:span text:style-name="a1270" text:class-names="">باشد</text:span><text:span text:style-name="a1271" text:class-names=""><text:s text:c="1"/></text:span><text:span text:style-name="a1272" text:class-names="">می‌تواند</text:span><text:span text:style-name="a1273" text:class-names=""><text:s text:c="1"/></text:span><text:span text:style-name="a1274" text:class-names="">منجر</text:span><text:span text:style-name="a1275" text:class-names=""><text:s text:c="1"/></text:span><text:span text:style-name="a1276" text:class-names="">به</text:span><text:span text:style-name="a1277" text:class-names=""><text:s text:c="1"/></text:span><text:span text:style-name="a1278" text:class-names="">کم‌برازش</text:span><text:span text:style-name="a1279" text:class-names=""><text:s text:c="1"/>(Underfitting)<text:s text:c="1"/></text:span><text:span text:style-name="a1280" text:class-names="">یا</text:span><text:span text:style-name="a1281" text:class-names=""><text:s text:c="1"/></text:span><text:span text:style-name="a1282" text:class-names="">بیش‌برازش</text:span><text:span text:style-name="a1283" text:class-names=""><text:s text:c="1"/>(Overfitting)<text:s text:c="1"/></text:span><text:span text:style-name="a1284" text:class-names="">شود</text:span><text:span text:style-name="a1285" text:class-names=""/></text:p>
          </draw:text-box>
          <svg:title/>
          <svg:desc/>
        </draw:frame>
        <presentation:notes draw:style-name="a1293">
          <draw:page-thumbnail draw:page-number="20" svg:x="0in" svg:y="0in" svg:width="0in" svg:height="0in" presentation:class="page" draw:id="id137" presentation:style-name="a1288" draw:name="Slide Image Placeholder 1">
            <svg:title/>
            <svg:desc/>
          </draw:page-thumbnail>
          <draw:frame draw:id="id138" presentation:style-name="a1289" draw:name="Notes Placeholder 2" svg:x="0in" svg:y="0in" svg:width="0in" svg:height="0in" presentation:class="notes" presentation:placeholder="true">
            <draw:text-box/>
            <svg:title/>
            <svg:desc/>
          </draw:frame>
          <draw:frame draw:id="id139" presentation:style-name="a1292" draw:name="Slide Number Placeholder 3" svg:x="0in" svg:y="0in" svg:width="0in" svg:height="0in" presentation:class="page-number" presentation:placeholder="false">
            <draw:text-box>
              <text:p text:style-name="a1291" text:class-names="" text:cond-style-name=""><text:span text:style-name="a1290" text:class-names=""><text:page-number style:num-format="1" text:fixed="false">17</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EFAULT"/>
    <style:presentation-page-layout style:name="Master1-PPL2" style:display-name="Slide 1 master"/>
    <style:presentation-page-layout style:name="Master1-PPL3" style:display-name="Slide 2 master"/>
    <style:presentation-page-layout style:name="Master1-PPL4" style:display-name="Slide 3 master"/>
    <style:presentation-page-layout style:name="Master1-PPL5" style:display-name="Slide 4 master"/>
    <style:presentation-page-layout style:name="Master1-PPL6" style:display-name="Slide 5 master"/>
    <style:presentation-page-layout style:name="Master1-PPL7" style:display-name="Slide 6 master"/>
    <style:presentation-page-layout style:name="Master1-PPL8" style:display-name="Slide 7 master"/>
    <style:presentation-page-layout style:name="Master1-PPL9" style:display-name="Slide 8 master"/>
    <style:presentation-page-layout style:name="Master1-PPL10" style:display-name="Slide 9 master"/>
    <style:presentation-page-layout style:name="Master1-PPL11" style:display-name="Slide 10 master"/>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77" xlink:href="media/image1.jpeg" xlink:show="embed" xlink:actuate="onLoad"/>
    <draw:fill-image draw:name="a864" xlink:href="media/image1.jpeg" xlink:show="embed" xlink:actuate="onLoad"/>
    <draw:fill-image draw:name="a400" xlink:href="media/image1.jpeg" xlink:show="embed" xlink:actuate="onLoad"/>
    <draw:fill-image draw:name="a21" xlink:href="media/image1.jpeg" xlink:show="embed" xlink:actuate="onLoad"/>
    <draw:fill-image draw:name="a458" xlink:href="media/image1.jpeg" xlink:show="embed" xlink:actuate="onLoad"/>
    <draw:fill-image draw:name="a102" xlink:href="media/image1.jpeg" xlink:show="embed" xlink:actuate="onLoad"/>
    <draw:fill-image draw:name="a1124" xlink:href="media/image1.jpeg" xlink:show="embed" xlink:actuate="onLoad"/>
    <draw:fill-image draw:name="a973" xlink:href="media/image1.jpeg" xlink:show="embed" xlink:actuate="onLoad"/>
    <draw:fill-image draw:name="a499" xlink:href="media/image1.jpeg" xlink:show="embed" xlink:actuate="onLoad"/>
    <draw:fill-image draw:name="a26" xlink:href="media/image1.jpeg" xlink:show="embed" xlink:actuate="onLoad"/>
    <draw:fill-image draw:name="a939" xlink:href="media/image1.jpeg" xlink:show="embed" xlink:actuate="onLoad"/>
    <draw:fill-image draw:name="a620" xlink:href="media/image1.jpeg" xlink:show="embed" xlink:actuate="onLoad"/>
    <draw:fill-image draw:name="a817" xlink:href="media/image1.jpeg" xlink:show="embed" xlink:actuate="onLoad"/>
    <draw:fill-image draw:name="a11" xlink:href="media/image1.jpeg" xlink:show="embed" xlink:actuate="onLoad"/>
    <draw:fill-image draw:name="a218" xlink:href="media/image1.jpeg" xlink:show="embed" xlink:actuate="onLoad"/>
    <draw:fill-image draw:name="a51" xlink:href="media/image1.jpeg" xlink:show="embed" xlink:actuate="onLoad"/>
    <draw:fill-image draw:name="a16" xlink:href="media/image1.jpeg" xlink:show="embed" xlink:actuate="onLoad"/>
    <draw:fill-image draw:name="a436" xlink:href="media/image1.jpeg" xlink:show="embed" xlink:actuate="onLoad"/>
    <draw:fill-image draw:name="a774" xlink:href="media/image1.jpeg" xlink:show="embed" xlink:actuate="onLoad"/>
    <draw:fill-image draw:name="a542" xlink:href="media/image1.jpeg" xlink:show="embed" xlink:actuate="onLoad"/>
    <draw:fill-image draw:name="a56" xlink:href="media/image1.jpeg" xlink:show="embed" xlink:actuate="onLoad"/>
    <draw:fill-image draw:name="a0" xlink:href="media/image1.jpeg" xlink:show="embed" xlink:actuate="onLoad"/>
    <draw:fill-image draw:name="a1198" xlink:href="media/image1.jpeg" xlink:show="embed" xlink:actuate="onLoad"/>
    <draw:fill-image draw:name="a3" xlink:href="media/image1.jpeg" xlink:show="embed" xlink:actuate="onLoad"/>
    <draw:fill-image draw:name="a41" xlink:href="media/image1.jpeg" xlink:show="embed" xlink:actuate="onLoad"/>
    <draw:fill-image draw:name="a6" xlink:href="media/image1.jpeg" xlink:show="embed" xlink:actuate="onLoad"/>
    <draw:fill-image draw:name="a46" xlink:href="media/image1.jpeg" xlink:show="embed" xlink:actuate="onLoad"/>
    <draw:fill-image draw:name="a1149" xlink:href="media/image1.jpeg" xlink:show="embed" xlink:actuate="onLoad"/>
    <draw:fill-image draw:name="a31" xlink:href="media/image1.jpeg" xlink:show="embed" xlink:actuate="onLoad"/>
    <draw:fill-image draw:name="a307" xlink:href="media/image1.jpeg" xlink:show="embed" xlink:actuate="onLoad"/>
    <draw:fill-image draw:name="a36" xlink:href="media/image1.jpeg" xlink:show="embed" xlink:actuate="onLoad"/>
    <draw:fill-image draw:name="a579" xlink:href="media/image1.jpeg" xlink:show="embed" xlink:actuate="onLoad"/>
  </office:styles>
  <office:automatic-styles>
    <style:page-layout style:name="pageLayout1">
      <style:page-layout-properties fo:page-width="16in" fo:page-height="9in" style:print-orientation="landscape" style:register-truth-ref-style-name=""/>
    </style:page-layout>
    <style:page-layout style:name="pageLayout2">
      <style:page-layout-properties fo:page-width="9in" fo:page-height="16in" style:print-orientation="portrait" style:register-truth-ref-style-name=""/>
    </style:page-layout>
    <style:page-layout style:name="pageLayout3">
      <style:page-layout-properties fo:page-width="9in" fo:page-height="16in" style:print-orientation="portrait" style:register-truth-ref-style-name=""/>
    </style:page-layout>
    <style:style style:family="drawing-page" style:name="a37">
      <style:drawing-page-properties draw:fill="bitmap" draw:fill-image-name="a3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draw:stroke="none"/>
    </style:style>
    <style:style style:family="graphic" style:name="a39" style:parent-style-name="Graphics">
      <style:graphic-properties draw:fill="none" draw:stroke="none"/>
    </style:style>
    <style:style style:family="drawing-page" style:name="a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
      <style:drawing-page-properties draw:fill="bitmap" draw:fill-image-name="a2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3" style:parent-style-name="Graphics">
      <style:graphic-properties draw:fill="none" draw:stroke="none"/>
    </style:style>
    <style:style style:family="graphic" style:name="a24" style:parent-style-name="Graphics">
      <style:graphic-properties draw:fill="none" draw:stroke="none"/>
    </style:style>
    <style:style style:family="drawing-page" style:name="a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
      <style:drawing-page-properties draw:fill="bitmap" draw:fill-image-name="a2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8" style:parent-style-name="Graphics">
      <style:graphic-properties draw:fill="none" draw:stroke="none"/>
    </style:style>
    <style:style style:family="graphic" style:name="a29" style:parent-style-name="Graphics">
      <style:graphic-properties draw:fill="none" draw:stroke="none"/>
    </style:style>
    <style:style style:family="drawing-page" style:name="a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
      <style:drawing-page-properties draw:fill="bitmap" draw:fill-image-name="a1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 style:parent-style-name="Graphics">
      <style:graphic-properties draw:fill="none" draw:stroke="non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 style:parent-style-name="Graphics">
      <style:graphic-properties draw:fill="none" draw:stroke="none"/>
    </style:style>
    <style:style style:family="drawing-page" style:name="a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bitmap" draw:fill-image-name="a5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3" style:parent-style-name="Graphics">
      <style:graphic-properties draw:fill="none" draw:stroke="none"/>
    </style:style>
    <style:style style:family="drawing-page" style:name="a17">
      <style:drawing-page-properties draw:fill="bitmap" draw:fill-image-name="a1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4" style:parent-style-name="Graphics">
      <style:graphic-properties draw:fill="none" draw:stroke="none"/>
    </style:style>
    <style:style style:family="graphic" style:name="a18" style:parent-style-name="Graphics">
      <style:graphic-properties draw:fill="none" draw:stroke="none"/>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 style:parent-style-name="Graphics">
      <style:graphic-properties draw:fill="none" draw:stroke="non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
      <style:drawing-page-properties draw:fill="bitmap" draw:fill-image-name="a3"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2">
      <style:drawing-page-properties draw:fill="bitmap" draw:fill-image-name="a4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 style:parent-style-name="Graphics">
      <style:graphic-properties draw:fill="none" draw:stroke="none"/>
    </style:style>
    <style:style style:family="graphic" style:name="a44" style:parent-style-name="Graphics">
      <style:graphic-properties draw:fill="none" draw:stroke="none"/>
    </style:style>
    <style:style style:family="drawing-page" style:name="a7">
      <style:drawing-page-properties draw:fill="bitmap" draw:fill-image-name="a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 style:parent-style-name="Graphics">
      <style:graphic-properties draw:fill="none" draw:stroke="none"/>
    </style:style>
    <style:style style:family="graphic" style:name="a9" style:parent-style-name="Graphics">
      <style:graphic-properties draw:fill="none" draw:stroke="none"/>
    </style:style>
    <style:style style:family="drawing-page" style:name="a47">
      <style:drawing-page-properties draw:fill="bitmap" draw:fill-image-name="a46"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8" style:parent-style-name="Graphics">
      <style:graphic-properties draw:fill="none" draw:stroke="none"/>
    </style:style>
    <style:style style:family="graphic" style:name="a49" style:parent-style-name="Graphics">
      <style:graphic-properties draw:fill="none" draw:stroke="none"/>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
      <style:drawing-page-properties draw:fill="bitmap" draw:fill-image-name="a3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3" style:parent-style-name="Graphics">
      <style:graphic-properties draw:fill="none" draw:stroke="none"/>
    </style:style>
    <style:style style:family="graphic" style:name="a34" style:parent-style-name="Graphics">
      <style:graphic-properties draw:fill="none" draw:stroke="none"/>
    </style:style>
    <style:style style:family="drawing-page" style:name="a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office:automatic-styles>
  <office:master-styles>
    <draw:layer-set>
      <draw:layer draw:name="Master1-bg" draw:protected="true"/>
    </draw:layer-set>
    <style:master-page style:name="Master1-Office-Theme" style:page-layout-name="pageLayout1" draw:style-name="a1">
      <presentation:notes style:page-layout-name="pageLayout2" draw:style-name="a2"/>
    </style:master-page>
    <style:master-page style:name="Master1-Layout1-cust-DEFAULT" style:page-layout-name="pageLayout1" draw:style-name="a4">
      <presentation:notes style:page-layout-name="pageLayout2" draw:style-name="a5"/>
    </style:master-page>
    <style:master-page style:name="Master1-Layout2-cust-Slide-1-master" style:page-layout-name="pageLayout1" draw:style-name="a7">
      <draw:frame draw:id="id0" draw:style-name="a8" draw:name="Image 0" svg:x="0in" svg:y="0in" svg:width="16in" svg:height="9in" style:rel-width="scale" style:rel-height="scale">
        <draw:image xlink:href="media/image2.png" xlink:type="simple" xlink:show="embed" xlink:actuate="onLoad"/>
        <svg:title/>
        <svg:desc>preencoded.png</svg:desc>
      </draw:frame>
      <draw:frame draw:id="id1" draw:style-name="a9"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10"/>
    </style:master-page>
    <style:master-page style:name="Master1-Layout3-cust-Slide-2-master" style:page-layout-name="pageLayout1" draw:style-name="a12">
      <draw:frame draw:id="id2" draw:style-name="a13" draw:name="Image 0" svg:x="0in" svg:y="0in" svg:width="16in" svg:height="9in" style:rel-width="scale" style:rel-height="scale">
        <draw:image xlink:href="media/image2.png" xlink:type="simple" xlink:show="embed" xlink:actuate="onLoad"/>
        <svg:title/>
        <svg:desc>preencoded.png</svg:desc>
      </draw:frame>
      <draw:frame draw:id="id3" draw:style-name="a14"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15"/>
    </style:master-page>
    <style:master-page style:name="Master1-Layout4-cust-Slide-3-master" style:page-layout-name="pageLayout1" draw:style-name="a17">
      <draw:frame draw:id="id4" draw:style-name="a18" draw:name="Image 0" svg:x="0in" svg:y="0in" svg:width="16in" svg:height="9in" style:rel-width="scale" style:rel-height="scale">
        <draw:image xlink:href="media/image2.png" xlink:type="simple" xlink:show="embed" xlink:actuate="onLoad"/>
        <svg:title/>
        <svg:desc>preencoded.png</svg:desc>
      </draw:frame>
      <draw:frame draw:id="id5" draw:style-name="a19"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20"/>
    </style:master-page>
    <style:master-page style:name="Master1-Layout5-cust-Slide-4-master" style:page-layout-name="pageLayout1" draw:style-name="a22">
      <draw:frame draw:id="id6" draw:style-name="a23" draw:name="Image 0" svg:x="0in" svg:y="0in" svg:width="16in" svg:height="9in" style:rel-width="scale" style:rel-height="scale">
        <draw:image xlink:href="media/image2.png" xlink:type="simple" xlink:show="embed" xlink:actuate="onLoad"/>
        <svg:title/>
        <svg:desc>preencoded.png</svg:desc>
      </draw:frame>
      <draw:frame draw:id="id7" draw:style-name="a24"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25"/>
    </style:master-page>
    <style:master-page style:name="Master1-Layout6-cust-Slide-5-master" style:page-layout-name="pageLayout1" draw:style-name="a27">
      <draw:frame draw:id="id8" draw:style-name="a28" draw:name="Image 0" svg:x="0in" svg:y="0in" svg:width="16in" svg:height="9in" style:rel-width="scale" style:rel-height="scale">
        <draw:image xlink:href="media/image2.png" xlink:type="simple" xlink:show="embed" xlink:actuate="onLoad"/>
        <svg:title/>
        <svg:desc>preencoded.png</svg:desc>
      </draw:frame>
      <draw:frame draw:id="id9" draw:style-name="a29"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30"/>
    </style:master-page>
    <style:master-page style:name="Master1-Layout7-cust-Slide-6-master" style:page-layout-name="pageLayout1" draw:style-name="a32">
      <draw:frame draw:id="id10" draw:style-name="a33" draw:name="Image 0" svg:x="0in" svg:y="0in" svg:width="16in" svg:height="9in" style:rel-width="scale" style:rel-height="scale">
        <draw:image xlink:href="media/image2.png" xlink:type="simple" xlink:show="embed" xlink:actuate="onLoad"/>
        <svg:title/>
        <svg:desc>preencoded.png</svg:desc>
      </draw:frame>
      <draw:frame draw:id="id11" draw:style-name="a34"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35"/>
    </style:master-page>
    <style:master-page style:name="Master1-Layout8-cust-Slide-7-master" style:page-layout-name="pageLayout1" draw:style-name="a37">
      <draw:frame draw:id="id12" draw:style-name="a38" draw:name="Image 0" svg:x="0in" svg:y="0in" svg:width="16in" svg:height="9in" style:rel-width="scale" style:rel-height="scale">
        <draw:image xlink:href="media/image2.png" xlink:type="simple" xlink:show="embed" xlink:actuate="onLoad"/>
        <svg:title/>
        <svg:desc>preencoded.png</svg:desc>
      </draw:frame>
      <draw:frame draw:id="id13" draw:style-name="a39"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40"/>
    </style:master-page>
    <style:master-page style:name="Master1-Layout9-cust-Slide-8-master" style:page-layout-name="pageLayout1" draw:style-name="a42">
      <draw:frame draw:id="id14" draw:style-name="a43" draw:name="Image 0" svg:x="0in" svg:y="0in" svg:width="16in" svg:height="9in" style:rel-width="scale" style:rel-height="scale">
        <draw:image xlink:href="media/image2.png" xlink:type="simple" xlink:show="embed" xlink:actuate="onLoad"/>
        <svg:title/>
        <svg:desc>preencoded.png</svg:desc>
      </draw:frame>
      <draw:frame draw:id="id15" draw:style-name="a44"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45"/>
    </style:master-page>
    <style:master-page style:name="Master1-Layout10-cust-Slide-9-master" style:page-layout-name="pageLayout1" draw:style-name="a47">
      <draw:frame draw:id="id16" draw:style-name="a48" draw:name="Image 0" svg:x="0in" svg:y="0in" svg:width="16in" svg:height="9in" style:rel-width="scale" style:rel-height="scale">
        <draw:image xlink:href="media/image2.png" xlink:type="simple" xlink:show="embed" xlink:actuate="onLoad"/>
        <svg:title/>
        <svg:desc>preencoded.png</svg:desc>
      </draw:frame>
      <draw:frame draw:id="id17" draw:style-name="a49"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50"/>
    </style:master-page>
    <style:master-page style:name="Master1-Layout11-cust-Slide-10-master" style:page-layout-name="pageLayout1" draw:style-name="a52">
      <draw:frame draw:id="id18" draw:style-name="a53" draw:name="Image 0" svg:x="0in" svg:y="0in" svg:width="16in" svg:height="9in" style:rel-width="scale" style:rel-height="scale">
        <draw:image xlink:href="media/image2.png" xlink:type="simple" xlink:show="embed" xlink:actuate="onLoad"/>
        <svg:title/>
        <svg:desc>preencoded.png</svg:desc>
      </draw:frame>
      <draw:frame draw:id="id19" draw:style-name="a54" draw:name="Image 1" svg:x="14.04114in" svg:y="8.475in" svg:width="1.88386in" svg:height="0.45in" style:rel-width="scale" style:rel-height="scale">
        <draw:image xlink:href="media/image3.png" xlink:type="simple" xlink:show="embed" xlink:actuate="onLoad"/>
        <office:event-listeners>
          <presentation:event-listener xmlns:script="urn:oasis:names:tc:opendocument:xmlns:script:1.0" script:event-name="dom:click" presentation:action="show" xlink:href="https://gamma.app/?utm_source=made-with-gamma" xlink:type="simple" xlink:show="embed" xlink:actuate="onRequest"/>
        </office:event-listeners>
        <svg:title/>
        <svg:desc>preencoded.png</svg:desc>
      </draw:frame>
      <presentation:notes style:page-layout-name="pageLayout2" draw:style-name="a55"/>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ptxGenJS Presentation</dc:title>
    <dc:subject>PptxGenJS Presentation</dc:subject>
    <meta:initial-creator>PptxGenJS</meta:initial-creator>
    <dc:creator>ExoGame</dc:creator>
    <meta:creation-date>2025-03-23T00:56:07Z</meta:creation-date>
    <dc:date>2025-05-19T21:15:44Z</dc:date>
    <meta:editing-cycles>144</meta:editing-cycles>
    <meta:editing-duration>PT51000S</meta:editing-duration>
    <meta:document-statistic meta:paragraph-count="155" meta:word-count="974"/>
  </office:meta>
</office:document-meta>
</file>